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calculation-settings table:automatic-find-labels="false"/>
      <table:table table:name="merge_obj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75" table:default-cell-style-name="Default"/>
        <table:table-column table:style-name="co5" table:number-columns-repeated="4" table:default-cell-style-name="Default"/>
        <table:table-column table:style-name="co5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SERIAL MERGE</text:p>
          </table:table-cell>
          <table:table-cell table:number-columns-repeated="87"/>
        </table:table-row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81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1"/>
        </table:table-row>
        <table:table-row table:style-name="ro1">
          <table:table-cell office:value-type="float" office:value="700030000" calcext:value-type="float">
            <text:p>700030000</text:p>
          </table:table-cell>
          <table:table-cell office:value-type="float" office:value="697705000" calcext:value-type="float">
            <text:p>697705000</text:p>
          </table:table-cell>
          <table:table-cell office:value-type="float" office:value="699394000" calcext:value-type="float">
            <text:p>699394000</text:p>
          </table:table-cell>
          <table:table-cell office:value-type="float" office:value="696928000" calcext:value-type="float">
            <text:p>696928000</text:p>
          </table:table-cell>
          <table:table-cell office:value-type="float" office:value="697527000" calcext:value-type="float">
            <text:p>697527000</text:p>
          </table:table-cell>
          <table:table-cell office:value-type="float" office:value="698837000" calcext:value-type="float">
            <text:p>698837000</text:p>
          </table:table-cell>
          <table:table-cell office:value-type="float" office:value="702310000" calcext:value-type="float">
            <text:p>702310000</text:p>
          </table:table-cell>
          <table:table-cell office:value-type="float" office:value="700063000" calcext:value-type="float">
            <text:p>700063000</text:p>
          </table:table-cell>
          <table:table-cell office:value-type="float" office:value="701042000" calcext:value-type="float">
            <text:p>701042000</text:p>
          </table:table-cell>
          <table:table-cell office:value-type="float" office:value="701372000" calcext:value-type="float">
            <text:p>701372000</text:p>
          </table:table-cell>
          <table:table-cell office:value-type="float" office:value="698120000" calcext:value-type="float">
            <text:p>698120000</text:p>
          </table:table-cell>
          <table:table-cell office:value-type="float" office:value="699448000" calcext:value-type="float">
            <text:p>699448000</text:p>
          </table:table-cell>
          <table:table-cell office:value-type="float" office:value="700062000" calcext:value-type="float">
            <text:p>700062000</text:p>
          </table:table-cell>
          <table:table-cell office:value-type="float" office:value="699207000" calcext:value-type="float">
            <text:p>699207000</text:p>
          </table:table-cell>
          <table:table-cell office:value-type="float" office:value="697811000" calcext:value-type="float">
            <text:p>697811000</text:p>
          </table:table-cell>
          <table:table-cell office:value-type="float" office:value="699843000" calcext:value-type="float">
            <text:p>699843000</text:p>
          </table:table-cell>
          <table:table-cell office:value-type="float" office:value="699309000" calcext:value-type="float">
            <text:p>699309000</text:p>
          </table:table-cell>
          <table:table-cell office:value-type="float" office:value="698833000" calcext:value-type="float">
            <text:p>698833000</text:p>
          </table:table-cell>
          <table:table-cell office:value-type="float" office:value="697508000" calcext:value-type="float">
            <text:p>697508000</text:p>
          </table:table-cell>
          <table:table-cell office:value-type="float" office:value="697689000" calcext:value-type="float">
            <text:p>697689000</text:p>
          </table:table-cell>
          <table:table-cell office:value-type="float" office:value="747810000" calcext:value-type="float">
            <text:p>747810000</text:p>
          </table:table-cell>
          <table:table-cell office:value-type="float" office:value="747826000" calcext:value-type="float">
            <text:p>747826000</text:p>
          </table:table-cell>
          <table:table-cell office:value-type="float" office:value="747756000" calcext:value-type="float">
            <text:p>747756000</text:p>
          </table:table-cell>
          <table:table-cell office:value-type="float" office:value="747305000" calcext:value-type="float">
            <text:p>747305000</text:p>
          </table:table-cell>
          <table:table-cell office:value-type="float" office:value="746905000" calcext:value-type="float">
            <text:p>746905000</text:p>
          </table:table-cell>
          <table:table-cell office:value-type="float" office:value="747885000" calcext:value-type="float">
            <text:p>747885000</text:p>
          </table:table-cell>
          <table:table-cell office:value-type="float" office:value="747505000" calcext:value-type="float">
            <text:p>747505000</text:p>
          </table:table-cell>
          <table:table-cell office:value-type="float" office:value="747214000" calcext:value-type="float">
            <text:p>747214000</text:p>
          </table:table-cell>
          <table:table-cell office:value-type="float" office:value="747847000" calcext:value-type="float">
            <text:p>747847000</text:p>
          </table:table-cell>
          <table:table-cell office:value-type="float" office:value="747617000" calcext:value-type="float">
            <text:p>747617000</text:p>
          </table:table-cell>
          <table:table-cell office:value-type="float" office:value="747634000" calcext:value-type="float">
            <text:p>747634000</text:p>
          </table:table-cell>
          <table:table-cell office:value-type="float" office:value="747146000" calcext:value-type="float">
            <text:p>747146000</text:p>
          </table:table-cell>
          <table:table-cell office:value-type="float" office:value="747348000" calcext:value-type="float">
            <text:p>747348000</text:p>
          </table:table-cell>
          <table:table-cell office:value-type="float" office:value="747759000" calcext:value-type="float">
            <text:p>747759000</text:p>
          </table:table-cell>
          <table:table-cell office:value-type="float" office:value="747415000" calcext:value-type="float">
            <text:p>747415000</text:p>
          </table:table-cell>
          <table:table-cell office:value-type="float" office:value="748259000" calcext:value-type="float">
            <text:p>748259000</text:p>
          </table:table-cell>
          <table:table-cell office:value-type="float" office:value="747997000" calcext:value-type="float">
            <text:p>747997000</text:p>
          </table:table-cell>
          <table:table-cell office:value-type="float" office:value="747587000" calcext:value-type="float">
            <text:p>747587000</text:p>
          </table:table-cell>
          <table:table-cell office:value-type="float" office:value="747480000" calcext:value-type="float">
            <text:p>747480000</text:p>
          </table:table-cell>
          <table:table-cell office:value-type="float" office:value="747558000" calcext:value-type="float">
            <text:p>747558000</text:p>
          </table:table-cell>
          <table:table-cell office:value-type="float" office:value="759519000" calcext:value-type="float">
            <text:p>759519000</text:p>
          </table:table-cell>
          <table:table-cell office:value-type="float" office:value="759739000" calcext:value-type="float">
            <text:p>759739000</text:p>
          </table:table-cell>
          <table:table-cell office:value-type="float" office:value="759606000" calcext:value-type="float">
            <text:p>759606000</text:p>
          </table:table-cell>
          <table:table-cell office:value-type="float" office:value="759552000" calcext:value-type="float">
            <text:p>759552000</text:p>
          </table:table-cell>
          <table:table-cell office:value-type="float" office:value="759561000" calcext:value-type="float">
            <text:p>759561000</text:p>
          </table:table-cell>
          <table:table-cell office:value-type="float" office:value="759694000" calcext:value-type="float">
            <text:p>759694000</text:p>
          </table:table-cell>
          <table:table-cell office:value-type="float" office:value="759621000" calcext:value-type="float">
            <text:p>759621000</text:p>
          </table:table-cell>
          <table:table-cell office:value-type="float" office:value="759659000" calcext:value-type="float">
            <text:p>759659000</text:p>
          </table:table-cell>
          <table:table-cell office:value-type="float" office:value="759598000" calcext:value-type="float">
            <text:p>759598000</text:p>
          </table:table-cell>
          <table:table-cell office:value-type="float" office:value="759582000" calcext:value-type="float">
            <text:p>759582000</text:p>
          </table:table-cell>
          <table:table-cell office:value-type="float" office:value="759765000" calcext:value-type="float">
            <text:p>759765000</text:p>
          </table:table-cell>
          <table:table-cell office:value-type="float" office:value="759679000" calcext:value-type="float">
            <text:p>759679000</text:p>
          </table:table-cell>
          <table:table-cell office:value-type="float" office:value="759625000" calcext:value-type="float">
            <text:p>759625000</text:p>
          </table:table-cell>
          <table:table-cell office:value-type="float" office:value="759718000" calcext:value-type="float">
            <text:p>759718000</text:p>
          </table:table-cell>
          <table:table-cell office:value-type="float" office:value="759823000" calcext:value-type="float">
            <text:p>759823000</text:p>
          </table:table-cell>
          <table:table-cell office:value-type="float" office:value="759579000" calcext:value-type="float">
            <text:p>759579000</text:p>
          </table:table-cell>
          <table:table-cell office:value-type="float" office:value="759874000" calcext:value-type="float">
            <text:p>759874000</text:p>
          </table:table-cell>
          <table:table-cell office:value-type="float" office:value="759567000" calcext:value-type="float">
            <text:p>759567000</text:p>
          </table:table-cell>
          <table:table-cell office:value-type="float" office:value="759674000" calcext:value-type="float">
            <text:p>759674000</text:p>
          </table:table-cell>
          <table:table-cell office:value-type="float" office:value="759584000" calcext:value-type="float">
            <text:p>759584000</text:p>
          </table:table-cell>
          <table:table-cell table:number-columns-repeated="20" office:value-type="float" office:value="766728000" calcext:value-type="float">
            <text:p>766728000</text:p>
          </table:table-cell>
          <table:table-cell office:value-type="float" office:value="766876000" calcext:value-type="float">
            <text:p>766876000</text:p>
          </table:table-cell>
          <table:table-cell table:number-columns-repeated="3"/>
          <table:table-cell table:formula="of:=MAX([.A4:.CC4])" office:value-type="float" office:value="766876000" calcext:value-type="float">
            <text:p>766876000</text:p>
          </table:table-cell>
          <table:table-cell table:number-columns-repeated="3"/>
        </table:table-row>
        <table:table-row table:style-name="ro1">
          <table:table-cell office:value-type="float" office:value="700758000" calcext:value-type="float">
            <text:p>700758000</text:p>
          </table:table-cell>
          <table:table-cell office:value-type="float" office:value="699459000" calcext:value-type="float">
            <text:p>699459000</text:p>
          </table:table-cell>
          <table:table-cell office:value-type="float" office:value="700801000" calcext:value-type="float">
            <text:p>700801000</text:p>
          </table:table-cell>
          <table:table-cell office:value-type="float" office:value="702981000" calcext:value-type="float">
            <text:p>702981000</text:p>
          </table:table-cell>
          <table:table-cell office:value-type="float" office:value="702832000" calcext:value-type="float">
            <text:p>702832000</text:p>
          </table:table-cell>
          <table:table-cell office:value-type="float" office:value="702620000" calcext:value-type="float">
            <text:p>702620000</text:p>
          </table:table-cell>
          <table:table-cell office:value-type="float" office:value="699758000" calcext:value-type="float">
            <text:p>699758000</text:p>
          </table:table-cell>
          <table:table-cell office:value-type="float" office:value="703884000" calcext:value-type="float">
            <text:p>703884000</text:p>
          </table:table-cell>
          <table:table-cell office:value-type="float" office:value="702285000" calcext:value-type="float">
            <text:p>702285000</text:p>
          </table:table-cell>
          <table:table-cell office:value-type="float" office:value="701977000" calcext:value-type="float">
            <text:p>701977000</text:p>
          </table:table-cell>
          <table:table-cell office:value-type="float" office:value="703500000" calcext:value-type="float">
            <text:p>703500000</text:p>
          </table:table-cell>
          <table:table-cell office:value-type="float" office:value="697464000" calcext:value-type="float">
            <text:p>697464000</text:p>
          </table:table-cell>
          <table:table-cell office:value-type="float" office:value="700170000" calcext:value-type="float">
            <text:p>700170000</text:p>
          </table:table-cell>
          <table:table-cell office:value-type="float" office:value="701365000" calcext:value-type="float">
            <text:p>701365000</text:p>
          </table:table-cell>
          <table:table-cell office:value-type="float" office:value="702233000" calcext:value-type="float">
            <text:p>702233000</text:p>
          </table:table-cell>
          <table:table-cell office:value-type="float" office:value="702819000" calcext:value-type="float">
            <text:p>702819000</text:p>
          </table:table-cell>
          <table:table-cell office:value-type="float" office:value="701459000" calcext:value-type="float">
            <text:p>701459000</text:p>
          </table:table-cell>
          <table:table-cell office:value-type="float" office:value="700266000" calcext:value-type="float">
            <text:p>700266000</text:p>
          </table:table-cell>
          <table:table-cell office:value-type="float" office:value="704429000" calcext:value-type="float">
            <text:p>704429000</text:p>
          </table:table-cell>
          <table:table-cell office:value-type="float" office:value="701403000" calcext:value-type="float">
            <text:p>701403000</text:p>
          </table:table-cell>
          <table:table-cell office:value-type="float" office:value="735286000" calcext:value-type="float">
            <text:p>735286000</text:p>
          </table:table-cell>
          <table:table-cell office:value-type="float" office:value="735322000" calcext:value-type="float">
            <text:p>735322000</text:p>
          </table:table-cell>
          <table:table-cell table:number-columns-repeated="2" office:value-type="float" office:value="735397000" calcext:value-type="float">
            <text:p>735397000</text:p>
          </table:table-cell>
          <table:table-cell table:number-columns-repeated="2" office:value-type="float" office:value="735271000" calcext:value-type="float">
            <text:p>735271000</text:p>
          </table:table-cell>
          <table:table-cell office:value-type="float" office:value="735286000" calcext:value-type="float">
            <text:p>735286000</text:p>
          </table:table-cell>
          <table:table-cell office:value-type="float" office:value="735271000" calcext:value-type="float">
            <text:p>735271000</text:p>
          </table:table-cell>
          <table:table-cell office:value-type="float" office:value="735285000" calcext:value-type="float">
            <text:p>735285000</text:p>
          </table:table-cell>
          <table:table-cell office:value-type="float" office:value="735271000" calcext:value-type="float">
            <text:p>735271000</text:p>
          </table:table-cell>
          <table:table-cell table:number-columns-repeated="3" office:value-type="float" office:value="735295000" calcext:value-type="float">
            <text:p>735295000</text:p>
          </table:table-cell>
          <table:table-cell office:value-type="float" office:value="735271000" calcext:value-type="float">
            <text:p>735271000</text:p>
          </table:table-cell>
          <table:table-cell office:value-type="float" office:value="735385000" calcext:value-type="float">
            <text:p>735385000</text:p>
          </table:table-cell>
          <table:table-cell office:value-type="float" office:value="735295000" calcext:value-type="float">
            <text:p>735295000</text:p>
          </table:table-cell>
          <table:table-cell office:value-type="float" office:value="735271000" calcext:value-type="float">
            <text:p>735271000</text:p>
          </table:table-cell>
          <table:table-cell office:value-type="float" office:value="735284000" calcext:value-type="float">
            <text:p>735284000</text:p>
          </table:table-cell>
          <table:table-cell office:value-type="float" office:value="735271000" calcext:value-type="float">
            <text:p>735271000</text:p>
          </table:table-cell>
          <table:table-cell office:value-type="float" office:value="735295000" calcext:value-type="float">
            <text:p>735295000</text:p>
          </table:table-cell>
          <table:table-cell office:value-type="float" office:value="749799000" calcext:value-type="float">
            <text:p>749799000</text:p>
          </table:table-cell>
          <table:table-cell office:value-type="float" office:value="750599000" calcext:value-type="float">
            <text:p>750599000</text:p>
          </table:table-cell>
          <table:table-cell office:value-type="float" office:value="750441000" calcext:value-type="float">
            <text:p>750441000</text:p>
          </table:table-cell>
          <table:table-cell office:value-type="float" office:value="750701000" calcext:value-type="float">
            <text:p>750701000</text:p>
          </table:table-cell>
          <table:table-cell office:value-type="float" office:value="750355000" calcext:value-type="float">
            <text:p>750355000</text:p>
          </table:table-cell>
          <table:table-cell office:value-type="float" office:value="751149000" calcext:value-type="float">
            <text:p>751149000</text:p>
          </table:table-cell>
          <table:table-cell office:value-type="float" office:value="750470000" calcext:value-type="float">
            <text:p>750470000</text:p>
          </table:table-cell>
          <table:table-cell office:value-type="float" office:value="749695000" calcext:value-type="float">
            <text:p>749695000</text:p>
          </table:table-cell>
          <table:table-cell office:value-type="float" office:value="750697000" calcext:value-type="float">
            <text:p>750697000</text:p>
          </table:table-cell>
          <table:table-cell office:value-type="float" office:value="750089000" calcext:value-type="float">
            <text:p>750089000</text:p>
          </table:table-cell>
          <table:table-cell office:value-type="float" office:value="750708000" calcext:value-type="float">
            <text:p>750708000</text:p>
          </table:table-cell>
          <table:table-cell office:value-type="float" office:value="751050000" calcext:value-type="float">
            <text:p>751050000</text:p>
          </table:table-cell>
          <table:table-cell office:value-type="float" office:value="750039000" calcext:value-type="float">
            <text:p>750039000</text:p>
          </table:table-cell>
          <table:table-cell office:value-type="float" office:value="751097000" calcext:value-type="float">
            <text:p>751097000</text:p>
          </table:table-cell>
          <table:table-cell office:value-type="float" office:value="750757000" calcext:value-type="float">
            <text:p>750757000</text:p>
          </table:table-cell>
          <table:table-cell office:value-type="float" office:value="751198000" calcext:value-type="float">
            <text:p>751198000</text:p>
          </table:table-cell>
          <table:table-cell office:value-type="float" office:value="750104000" calcext:value-type="float">
            <text:p>750104000</text:p>
          </table:table-cell>
          <table:table-cell office:value-type="float" office:value="751130000" calcext:value-type="float">
            <text:p>751130000</text:p>
          </table:table-cell>
          <table:table-cell office:value-type="float" office:value="751058000" calcext:value-type="float">
            <text:p>751058000</text:p>
          </table:table-cell>
          <table:table-cell office:value-type="float" office:value="750927000" calcext:value-type="float">
            <text:p>750927000</text:p>
          </table:table-cell>
          <table:table-cell office:value-type="float" office:value="781099000" calcext:value-type="float">
            <text:p>781099000</text:p>
          </table:table-cell>
          <table:table-cell office:value-type="float" office:value="781106000" calcext:value-type="float">
            <text:p>781106000</text:p>
          </table:table-cell>
          <table:table-cell office:value-type="float" office:value="781171000" calcext:value-type="float">
            <text:p>781171000</text:p>
          </table:table-cell>
          <table:table-cell office:value-type="float" office:value="781153000" calcext:value-type="float">
            <text:p>781153000</text:p>
          </table:table-cell>
          <table:table-cell office:value-type="float" office:value="781119000" calcext:value-type="float">
            <text:p>781119000</text:p>
          </table:table-cell>
          <table:table-cell office:value-type="float" office:value="781327000" calcext:value-type="float">
            <text:p>781327000</text:p>
          </table:table-cell>
          <table:table-cell office:value-type="float" office:value="781102000" calcext:value-type="float">
            <text:p>781102000</text:p>
          </table:table-cell>
          <table:table-cell office:value-type="float" office:value="781229000" calcext:value-type="float">
            <text:p>781229000</text:p>
          </table:table-cell>
          <table:table-cell office:value-type="float" office:value="781173000" calcext:value-type="float">
            <text:p>781173000</text:p>
          </table:table-cell>
          <table:table-cell office:value-type="float" office:value="781003000" calcext:value-type="float">
            <text:p>781003000</text:p>
          </table:table-cell>
          <table:table-cell office:value-type="float" office:value="781108000" calcext:value-type="float">
            <text:p>781108000</text:p>
          </table:table-cell>
          <table:table-cell office:value-type="float" office:value="781423000" calcext:value-type="float">
            <text:p>781423000</text:p>
          </table:table-cell>
          <table:table-cell office:value-type="float" office:value="781034000" calcext:value-type="float">
            <text:p>781034000</text:p>
          </table:table-cell>
          <table:table-cell office:value-type="float" office:value="781107000" calcext:value-type="float">
            <text:p>781107000</text:p>
          </table:table-cell>
          <table:table-cell office:value-type="float" office:value="781051000" calcext:value-type="float">
            <text:p>781051000</text:p>
          </table:table-cell>
          <table:table-cell office:value-type="float" office:value="781085000" calcext:value-type="float">
            <text:p>781085000</text:p>
          </table:table-cell>
          <table:table-cell office:value-type="float" office:value="781063000" calcext:value-type="float">
            <text:p>781063000</text:p>
          </table:table-cell>
          <table:table-cell office:value-type="float" office:value="781081000" calcext:value-type="float">
            <text:p>781081000</text:p>
          </table:table-cell>
          <table:table-cell office:value-type="float" office:value="781144000" calcext:value-type="float">
            <text:p>781144000</text:p>
          </table:table-cell>
          <table:table-cell office:value-type="float" office:value="781153000" calcext:value-type="float">
            <text:p>781153000</text:p>
          </table:table-cell>
          <table:table-cell office:value-type="float" office:value="782867000" calcext:value-type="float">
            <text:p>782867000</text:p>
          </table:table-cell>
          <table:table-cell table:number-columns-repeated="3"/>
          <table:table-cell table:formula="of:=MAX([.A5:.CC5])" office:value-type="float" office:value="782867000" calcext:value-type="float">
            <text:p>782867000</text:p>
          </table:table-cell>
          <table:table-cell table:number-columns-repeated="3"/>
        </table:table-row>
        <table:table-row table:style-name="ro1">
          <table:table-cell office:value-type="float" office:value="700107000" calcext:value-type="float">
            <text:p>700107000</text:p>
          </table:table-cell>
          <table:table-cell office:value-type="float" office:value="701138000" calcext:value-type="float">
            <text:p>701138000</text:p>
          </table:table-cell>
          <table:table-cell office:value-type="float" office:value="700576000" calcext:value-type="float">
            <text:p>700576000</text:p>
          </table:table-cell>
          <table:table-cell office:value-type="float" office:value="699739000" calcext:value-type="float">
            <text:p>699739000</text:p>
          </table:table-cell>
          <table:table-cell office:value-type="float" office:value="699124000" calcext:value-type="float">
            <text:p>699124000</text:p>
          </table:table-cell>
          <table:table-cell office:value-type="float" office:value="701264000" calcext:value-type="float">
            <text:p>701264000</text:p>
          </table:table-cell>
          <table:table-cell office:value-type="float" office:value="700952000" calcext:value-type="float">
            <text:p>700952000</text:p>
          </table:table-cell>
          <table:table-cell office:value-type="float" office:value="699864000" calcext:value-type="float">
            <text:p>699864000</text:p>
          </table:table-cell>
          <table:table-cell office:value-type="float" office:value="698888000" calcext:value-type="float">
            <text:p>698888000</text:p>
          </table:table-cell>
          <table:table-cell office:value-type="float" office:value="701685000" calcext:value-type="float">
            <text:p>701685000</text:p>
          </table:table-cell>
          <table:table-cell office:value-type="float" office:value="704978000" calcext:value-type="float">
            <text:p>704978000</text:p>
          </table:table-cell>
          <table:table-cell office:value-type="float" office:value="703415000" calcext:value-type="float">
            <text:p>703415000</text:p>
          </table:table-cell>
          <table:table-cell office:value-type="float" office:value="702006000" calcext:value-type="float">
            <text:p>702006000</text:p>
          </table:table-cell>
          <table:table-cell office:value-type="float" office:value="701730000" calcext:value-type="float">
            <text:p>701730000</text:p>
          </table:table-cell>
          <table:table-cell office:value-type="float" office:value="702066000" calcext:value-type="float">
            <text:p>702066000</text:p>
          </table:table-cell>
          <table:table-cell office:value-type="float" office:value="698838000" calcext:value-type="float">
            <text:p>698838000</text:p>
          </table:table-cell>
          <table:table-cell office:value-type="float" office:value="702056000" calcext:value-type="float">
            <text:p>702056000</text:p>
          </table:table-cell>
          <table:table-cell office:value-type="float" office:value="697809000" calcext:value-type="float">
            <text:p>697809000</text:p>
          </table:table-cell>
          <table:table-cell office:value-type="float" office:value="701621000" calcext:value-type="float">
            <text:p>701621000</text:p>
          </table:table-cell>
          <table:table-cell office:value-type="float" office:value="700663000" calcext:value-type="float">
            <text:p>700663000</text:p>
          </table:table-cell>
          <table:table-cell office:value-type="float" office:value="756229000" calcext:value-type="float">
            <text:p>756229000</text:p>
          </table:table-cell>
          <table:table-cell office:value-type="float" office:value="756338000" calcext:value-type="float">
            <text:p>756338000</text:p>
          </table:table-cell>
          <table:table-cell office:value-type="float" office:value="757082000" calcext:value-type="float">
            <text:p>757082000</text:p>
          </table:table-cell>
          <table:table-cell office:value-type="float" office:value="756538000" calcext:value-type="float">
            <text:p>756538000</text:p>
          </table:table-cell>
          <table:table-cell office:value-type="float" office:value="756529000" calcext:value-type="float">
            <text:p>756529000</text:p>
          </table:table-cell>
          <table:table-cell office:value-type="float" office:value="756449000" calcext:value-type="float">
            <text:p>756449000</text:p>
          </table:table-cell>
          <table:table-cell office:value-type="float" office:value="756306000" calcext:value-type="float">
            <text:p>756306000</text:p>
          </table:table-cell>
          <table:table-cell office:value-type="float" office:value="756471000" calcext:value-type="float">
            <text:p>756471000</text:p>
          </table:table-cell>
          <table:table-cell office:value-type="float" office:value="756305000" calcext:value-type="float">
            <text:p>756305000</text:p>
          </table:table-cell>
          <table:table-cell office:value-type="float" office:value="756560000" calcext:value-type="float">
            <text:p>756560000</text:p>
          </table:table-cell>
          <table:table-cell office:value-type="float" office:value="756507000" calcext:value-type="float">
            <text:p>756507000</text:p>
          </table:table-cell>
          <table:table-cell office:value-type="float" office:value="756366000" calcext:value-type="float">
            <text:p>756366000</text:p>
          </table:table-cell>
          <table:table-cell office:value-type="float" office:value="756318000" calcext:value-type="float">
            <text:p>756318000</text:p>
          </table:table-cell>
          <table:table-cell office:value-type="float" office:value="756360000" calcext:value-type="float">
            <text:p>756360000</text:p>
          </table:table-cell>
          <table:table-cell office:value-type="float" office:value="756393000" calcext:value-type="float">
            <text:p>756393000</text:p>
          </table:table-cell>
          <table:table-cell office:value-type="float" office:value="756213000" calcext:value-type="float">
            <text:p>756213000</text:p>
          </table:table-cell>
          <table:table-cell office:value-type="float" office:value="756386000" calcext:value-type="float">
            <text:p>756386000</text:p>
          </table:table-cell>
          <table:table-cell office:value-type="float" office:value="756509000" calcext:value-type="float">
            <text:p>756509000</text:p>
          </table:table-cell>
          <table:table-cell office:value-type="float" office:value="756670000" calcext:value-type="float">
            <text:p>756670000</text:p>
          </table:table-cell>
          <table:table-cell office:value-type="float" office:value="756484000" calcext:value-type="float">
            <text:p>756484000</text:p>
          </table:table-cell>
          <table:table-cell office:value-type="float" office:value="766034000" calcext:value-type="float">
            <text:p>766034000</text:p>
          </table:table-cell>
          <table:table-cell office:value-type="float" office:value="766246000" calcext:value-type="float">
            <text:p>766246000</text:p>
          </table:table-cell>
          <table:table-cell office:value-type="float" office:value="766224000" calcext:value-type="float">
            <text:p>766224000</text:p>
          </table:table-cell>
          <table:table-cell office:value-type="float" office:value="766301000" calcext:value-type="float">
            <text:p>766301000</text:p>
          </table:table-cell>
          <table:table-cell office:value-type="float" office:value="766007000" calcext:value-type="float">
            <text:p>766007000</text:p>
          </table:table-cell>
          <table:table-cell office:value-type="float" office:value="766078000" calcext:value-type="float">
            <text:p>766078000</text:p>
          </table:table-cell>
          <table:table-cell office:value-type="float" office:value="765957000" calcext:value-type="float">
            <text:p>765957000</text:p>
          </table:table-cell>
          <table:table-cell office:value-type="float" office:value="765075000" calcext:value-type="float">
            <text:p>765075000</text:p>
          </table:table-cell>
          <table:table-cell office:value-type="float" office:value="766558000" calcext:value-type="float">
            <text:p>766558000</text:p>
          </table:table-cell>
          <table:table-cell office:value-type="float" office:value="765815000" calcext:value-type="float">
            <text:p>765815000</text:p>
          </table:table-cell>
          <table:table-cell office:value-type="float" office:value="766773000" calcext:value-type="float">
            <text:p>766773000</text:p>
          </table:table-cell>
          <table:table-cell office:value-type="float" office:value="765864000" calcext:value-type="float">
            <text:p>765864000</text:p>
          </table:table-cell>
          <table:table-cell office:value-type="float" office:value="766485000" calcext:value-type="float">
            <text:p>766485000</text:p>
          </table:table-cell>
          <table:table-cell office:value-type="float" office:value="766968000" calcext:value-type="float">
            <text:p>766968000</text:p>
          </table:table-cell>
          <table:table-cell office:value-type="float" office:value="766145000" calcext:value-type="float">
            <text:p>766145000</text:p>
          </table:table-cell>
          <table:table-cell office:value-type="float" office:value="766181000" calcext:value-type="float">
            <text:p>766181000</text:p>
          </table:table-cell>
          <table:table-cell office:value-type="float" office:value="766604000" calcext:value-type="float">
            <text:p>766604000</text:p>
          </table:table-cell>
          <table:table-cell office:value-type="float" office:value="766471000" calcext:value-type="float">
            <text:p>766471000</text:p>
          </table:table-cell>
          <table:table-cell office:value-type="float" office:value="766560000" calcext:value-type="float">
            <text:p>766560000</text:p>
          </table:table-cell>
          <table:table-cell office:value-type="float" office:value="767222000" calcext:value-type="float">
            <text:p>767222000</text:p>
          </table:table-cell>
          <table:table-cell table:number-columns-repeated="20" office:value-type="float" office:value="793192000" calcext:value-type="float">
            <text:p>793192000</text:p>
          </table:table-cell>
          <table:table-cell office:value-type="float" office:value="793328000" calcext:value-type="float">
            <text:p>793328000</text:p>
          </table:table-cell>
          <table:table-cell table:number-columns-repeated="3"/>
          <table:table-cell table:formula="of:=MAX([.A6:.CC6])" office:value-type="float" office:value="793328000" calcext:value-type="float">
            <text:p>793328000</text:p>
          </table:table-cell>
          <table:table-cell/>
          <table:table-cell table:formula="of:=MAX([.CG4:.CG13])" office:value-type="float" office:value="793328000" calcext:value-type="float">
            <text:p>7.933E+08</text:p>
          </table:table-cell>
          <table:table-cell office:value-type="string" calcext:value-type="string">
            <text:p><text:s/>= max</text:p>
          </table:table-cell>
        </table:table-row>
        <table:table-row table:style-name="ro1">
          <table:table-cell office:value-type="float" office:value="691549000" calcext:value-type="float">
            <text:p>691549000</text:p>
          </table:table-cell>
          <table:table-cell office:value-type="float" office:value="694383000" calcext:value-type="float">
            <text:p>694383000</text:p>
          </table:table-cell>
          <table:table-cell office:value-type="float" office:value="697148000" calcext:value-type="float">
            <text:p>697148000</text:p>
          </table:table-cell>
          <table:table-cell office:value-type="float" office:value="698094000" calcext:value-type="float">
            <text:p>698094000</text:p>
          </table:table-cell>
          <table:table-cell office:value-type="float" office:value="695123000" calcext:value-type="float">
            <text:p>695123000</text:p>
          </table:table-cell>
          <table:table-cell office:value-type="float" office:value="697836000" calcext:value-type="float">
            <text:p>697836000</text:p>
          </table:table-cell>
          <table:table-cell office:value-type="float" office:value="697716000" calcext:value-type="float">
            <text:p>697716000</text:p>
          </table:table-cell>
          <table:table-cell office:value-type="float" office:value="697123000" calcext:value-type="float">
            <text:p>697123000</text:p>
          </table:table-cell>
          <table:table-cell office:value-type="float" office:value="697655000" calcext:value-type="float">
            <text:p>697655000</text:p>
          </table:table-cell>
          <table:table-cell office:value-type="float" office:value="697138000" calcext:value-type="float">
            <text:p>697138000</text:p>
          </table:table-cell>
          <table:table-cell office:value-type="float" office:value="692326000" calcext:value-type="float">
            <text:p>692326000</text:p>
          </table:table-cell>
          <table:table-cell office:value-type="float" office:value="699194000" calcext:value-type="float">
            <text:p>699194000</text:p>
          </table:table-cell>
          <table:table-cell office:value-type="float" office:value="697794000" calcext:value-type="float">
            <text:p>697794000</text:p>
          </table:table-cell>
          <table:table-cell office:value-type="float" office:value="697087000" calcext:value-type="float">
            <text:p>697087000</text:p>
          </table:table-cell>
          <table:table-cell office:value-type="float" office:value="693699000" calcext:value-type="float">
            <text:p>693699000</text:p>
          </table:table-cell>
          <table:table-cell office:value-type="float" office:value="697402000" calcext:value-type="float">
            <text:p>697402000</text:p>
          </table:table-cell>
          <table:table-cell office:value-type="float" office:value="695075000" calcext:value-type="float">
            <text:p>695075000</text:p>
          </table:table-cell>
          <table:table-cell office:value-type="float" office:value="699412000" calcext:value-type="float">
            <text:p>699412000</text:p>
          </table:table-cell>
          <table:table-cell office:value-type="float" office:value="693434000" calcext:value-type="float">
            <text:p>693434000</text:p>
          </table:table-cell>
          <table:table-cell office:value-type="float" office:value="694915000" calcext:value-type="float">
            <text:p>694915000</text:p>
          </table:table-cell>
          <table:table-cell office:value-type="float" office:value="750956000" calcext:value-type="float">
            <text:p>750956000</text:p>
          </table:table-cell>
          <table:table-cell office:value-type="float" office:value="750824000" calcext:value-type="float">
            <text:p>750824000</text:p>
          </table:table-cell>
          <table:table-cell office:value-type="float" office:value="750988000" calcext:value-type="float">
            <text:p>750988000</text:p>
          </table:table-cell>
          <table:table-cell office:value-type="float" office:value="751354000" calcext:value-type="float">
            <text:p>751354000</text:p>
          </table:table-cell>
          <table:table-cell office:value-type="float" office:value="751258000" calcext:value-type="float">
            <text:p>751258000</text:p>
          </table:table-cell>
          <table:table-cell office:value-type="float" office:value="751325000" calcext:value-type="float">
            <text:p>751325000</text:p>
          </table:table-cell>
          <table:table-cell office:value-type="float" office:value="751405000" calcext:value-type="float">
            <text:p>751405000</text:p>
          </table:table-cell>
          <table:table-cell office:value-type="float" office:value="751281000" calcext:value-type="float">
            <text:p>751281000</text:p>
          </table:table-cell>
          <table:table-cell office:value-type="float" office:value="751040000" calcext:value-type="float">
            <text:p>751040000</text:p>
          </table:table-cell>
          <table:table-cell office:value-type="float" office:value="750832000" calcext:value-type="float">
            <text:p>750832000</text:p>
          </table:table-cell>
          <table:table-cell office:value-type="float" office:value="750727000" calcext:value-type="float">
            <text:p>750727000</text:p>
          </table:table-cell>
          <table:table-cell office:value-type="float" office:value="751238000" calcext:value-type="float">
            <text:p>751238000</text:p>
          </table:table-cell>
          <table:table-cell office:value-type="float" office:value="750849000" calcext:value-type="float">
            <text:p>750849000</text:p>
          </table:table-cell>
          <table:table-cell office:value-type="float" office:value="750845000" calcext:value-type="float">
            <text:p>750845000</text:p>
          </table:table-cell>
          <table:table-cell office:value-type="float" office:value="751208000" calcext:value-type="float">
            <text:p>751208000</text:p>
          </table:table-cell>
          <table:table-cell office:value-type="float" office:value="750919000" calcext:value-type="float">
            <text:p>750919000</text:p>
          </table:table-cell>
          <table:table-cell office:value-type="float" office:value="750681000" calcext:value-type="float">
            <text:p>750681000</text:p>
          </table:table-cell>
          <table:table-cell office:value-type="float" office:value="750929000" calcext:value-type="float">
            <text:p>750929000</text:p>
          </table:table-cell>
          <table:table-cell office:value-type="float" office:value="751520000" calcext:value-type="float">
            <text:p>751520000</text:p>
          </table:table-cell>
          <table:table-cell office:value-type="float" office:value="750782000" calcext:value-type="float">
            <text:p>750782000</text:p>
          </table:table-cell>
          <table:table-cell office:value-type="float" office:value="762444000" calcext:value-type="float">
            <text:p>762444000</text:p>
          </table:table-cell>
          <table:table-cell office:value-type="float" office:value="762205000" calcext:value-type="float">
            <text:p>762205000</text:p>
          </table:table-cell>
          <table:table-cell office:value-type="float" office:value="761702000" calcext:value-type="float">
            <text:p>761702000</text:p>
          </table:table-cell>
          <table:table-cell office:value-type="float" office:value="762133000" calcext:value-type="float">
            <text:p>762133000</text:p>
          </table:table-cell>
          <table:table-cell office:value-type="float" office:value="762197000" calcext:value-type="float">
            <text:p>762197000</text:p>
          </table:table-cell>
          <table:table-cell office:value-type="float" office:value="761840000" calcext:value-type="float">
            <text:p>761840000</text:p>
          </table:table-cell>
          <table:table-cell office:value-type="float" office:value="761982000" calcext:value-type="float">
            <text:p>761982000</text:p>
          </table:table-cell>
          <table:table-cell office:value-type="float" office:value="762154000" calcext:value-type="float">
            <text:p>762154000</text:p>
          </table:table-cell>
          <table:table-cell office:value-type="float" office:value="762674000" calcext:value-type="float">
            <text:p>762674000</text:p>
          </table:table-cell>
          <table:table-cell office:value-type="float" office:value="762313000" calcext:value-type="float">
            <text:p>762313000</text:p>
          </table:table-cell>
          <table:table-cell office:value-type="float" office:value="761781000" calcext:value-type="float">
            <text:p>761781000</text:p>
          </table:table-cell>
          <table:table-cell office:value-type="float" office:value="762124000" calcext:value-type="float">
            <text:p>762124000</text:p>
          </table:table-cell>
          <table:table-cell office:value-type="float" office:value="762216000" calcext:value-type="float">
            <text:p>762216000</text:p>
          </table:table-cell>
          <table:table-cell office:value-type="float" office:value="762528000" calcext:value-type="float">
            <text:p>762528000</text:p>
          </table:table-cell>
          <table:table-cell office:value-type="float" office:value="762670000" calcext:value-type="float">
            <text:p>762670000</text:p>
          </table:table-cell>
          <table:table-cell office:value-type="float" office:value="762346000" calcext:value-type="float">
            <text:p>762346000</text:p>
          </table:table-cell>
          <table:table-cell office:value-type="float" office:value="761797000" calcext:value-type="float">
            <text:p>761797000</text:p>
          </table:table-cell>
          <table:table-cell office:value-type="float" office:value="762159000" calcext:value-type="float">
            <text:p>762159000</text:p>
          </table:table-cell>
          <table:table-cell office:value-type="float" office:value="762125000" calcext:value-type="float">
            <text:p>762125000</text:p>
          </table:table-cell>
          <table:table-cell office:value-type="float" office:value="761885000" calcext:value-type="float">
            <text:p>761885000</text:p>
          </table:table-cell>
          <table:table-cell office:value-type="float" office:value="789723000" calcext:value-type="float">
            <text:p>789723000</text:p>
          </table:table-cell>
          <table:table-cell office:value-type="float" office:value="789615000" calcext:value-type="float">
            <text:p>789615000</text:p>
          </table:table-cell>
          <table:table-cell office:value-type="float" office:value="789656000" calcext:value-type="float">
            <text:p>789656000</text:p>
          </table:table-cell>
          <table:table-cell office:value-type="float" office:value="789669000" calcext:value-type="float">
            <text:p>789669000</text:p>
          </table:table-cell>
          <table:table-cell office:value-type="float" office:value="789630000" calcext:value-type="float">
            <text:p>789630000</text:p>
          </table:table-cell>
          <table:table-cell office:value-type="float" office:value="789737000" calcext:value-type="float">
            <text:p>789737000</text:p>
          </table:table-cell>
          <table:table-cell table:number-columns-repeated="2" office:value-type="float" office:value="789550000" calcext:value-type="float">
            <text:p>789550000</text:p>
          </table:table-cell>
          <table:table-cell office:value-type="float" office:value="789672000" calcext:value-type="float">
            <text:p>789672000</text:p>
          </table:table-cell>
          <table:table-cell office:value-type="float" office:value="789648000" calcext:value-type="float">
            <text:p>789648000</text:p>
          </table:table-cell>
          <table:table-cell office:value-type="float" office:value="789681000" calcext:value-type="float">
            <text:p>789681000</text:p>
          </table:table-cell>
          <table:table-cell office:value-type="float" office:value="789679000" calcext:value-type="float">
            <text:p>789679000</text:p>
          </table:table-cell>
          <table:table-cell office:value-type="float" office:value="789764000" calcext:value-type="float">
            <text:p>789764000</text:p>
          </table:table-cell>
          <table:table-cell office:value-type="float" office:value="789603000" calcext:value-type="float">
            <text:p>789603000</text:p>
          </table:table-cell>
          <table:table-cell office:value-type="float" office:value="789683000" calcext:value-type="float">
            <text:p>789683000</text:p>
          </table:table-cell>
          <table:table-cell office:value-type="float" office:value="789602000" calcext:value-type="float">
            <text:p>789602000</text:p>
          </table:table-cell>
          <table:table-cell office:value-type="float" office:value="789747000" calcext:value-type="float">
            <text:p>789747000</text:p>
          </table:table-cell>
          <table:table-cell office:value-type="float" office:value="789603000" calcext:value-type="float">
            <text:p>789603000</text:p>
          </table:table-cell>
          <table:table-cell office:value-type="float" office:value="789746000" calcext:value-type="float">
            <text:p>789746000</text:p>
          </table:table-cell>
          <table:table-cell office:value-type="float" office:value="789629000" calcext:value-type="float">
            <text:p>789629000</text:p>
          </table:table-cell>
          <table:table-cell office:value-type="float" office:value="789689000" calcext:value-type="float">
            <text:p>789689000</text:p>
          </table:table-cell>
          <table:table-cell office:value-type="float" office:value="790407000" calcext:value-type="float">
            <text:p>790407000</text:p>
          </table:table-cell>
          <table:table-cell table:number-columns-repeated="2"/>
          <table:table-cell table:formula="of:=MAX([.A7:.CC7])" office:value-type="float" office:value="789764000" calcext:value-type="float">
            <text:p>789764000</text:p>
          </table:table-cell>
          <table:table-cell table:number-columns-repeated="3"/>
        </table:table-row>
        <table:table-row table:style-name="ro1">
          <table:table-cell office:value-type="float" office:value="700945000" calcext:value-type="float">
            <text:p>700945000</text:p>
          </table:table-cell>
          <table:table-cell office:value-type="float" office:value="701215000" calcext:value-type="float">
            <text:p>701215000</text:p>
          </table:table-cell>
          <table:table-cell office:value-type="float" office:value="702493000" calcext:value-type="float">
            <text:p>702493000</text:p>
          </table:table-cell>
          <table:table-cell office:value-type="float" office:value="700453000" calcext:value-type="float">
            <text:p>700453000</text:p>
          </table:table-cell>
          <table:table-cell office:value-type="float" office:value="703958000" calcext:value-type="float">
            <text:p>703958000</text:p>
          </table:table-cell>
          <table:table-cell office:value-type="float" office:value="699976000" calcext:value-type="float">
            <text:p>699976000</text:p>
          </table:table-cell>
          <table:table-cell office:value-type="float" office:value="699874000" calcext:value-type="float">
            <text:p>699874000</text:p>
          </table:table-cell>
          <table:table-cell office:value-type="float" office:value="699914000" calcext:value-type="float">
            <text:p>699914000</text:p>
          </table:table-cell>
          <table:table-cell office:value-type="float" office:value="699626000" calcext:value-type="float">
            <text:p>699626000</text:p>
          </table:table-cell>
          <table:table-cell office:value-type="float" office:value="701762000" calcext:value-type="float">
            <text:p>701762000</text:p>
          </table:table-cell>
          <table:table-cell office:value-type="float" office:value="703224000" calcext:value-type="float">
            <text:p>703224000</text:p>
          </table:table-cell>
          <table:table-cell office:value-type="float" office:value="701369000" calcext:value-type="float">
            <text:p>701369000</text:p>
          </table:table-cell>
          <table:table-cell office:value-type="float" office:value="701456000" calcext:value-type="float">
            <text:p>701456000</text:p>
          </table:table-cell>
          <table:table-cell office:value-type="float" office:value="700296000" calcext:value-type="float">
            <text:p>700296000</text:p>
          </table:table-cell>
          <table:table-cell office:value-type="float" office:value="700930000" calcext:value-type="float">
            <text:p>700930000</text:p>
          </table:table-cell>
          <table:table-cell office:value-type="float" office:value="701436000" calcext:value-type="float">
            <text:p>701436000</text:p>
          </table:table-cell>
          <table:table-cell office:value-type="float" office:value="702759000" calcext:value-type="float">
            <text:p>702759000</text:p>
          </table:table-cell>
          <table:table-cell office:value-type="float" office:value="701110000" calcext:value-type="float">
            <text:p>701110000</text:p>
          </table:table-cell>
          <table:table-cell office:value-type="float" office:value="700851000" calcext:value-type="float">
            <text:p>700851000</text:p>
          </table:table-cell>
          <table:table-cell office:value-type="float" office:value="701414000" calcext:value-type="float">
            <text:p>701414000</text:p>
          </table:table-cell>
          <table:table-cell office:value-type="float" office:value="748154000" calcext:value-type="float">
            <text:p>748154000</text:p>
          </table:table-cell>
          <table:table-cell office:value-type="float" office:value="748085000" calcext:value-type="float">
            <text:p>748085000</text:p>
          </table:table-cell>
          <table:table-cell office:value-type="float" office:value="748334000" calcext:value-type="float">
            <text:p>748334000</text:p>
          </table:table-cell>
          <table:table-cell office:value-type="float" office:value="748261000" calcext:value-type="float">
            <text:p>748261000</text:p>
          </table:table-cell>
          <table:table-cell office:value-type="float" office:value="747828000" calcext:value-type="float">
            <text:p>747828000</text:p>
          </table:table-cell>
          <table:table-cell office:value-type="float" office:value="747913000" calcext:value-type="float">
            <text:p>747913000</text:p>
          </table:table-cell>
          <table:table-cell office:value-type="float" office:value="748271000" calcext:value-type="float">
            <text:p>748271000</text:p>
          </table:table-cell>
          <table:table-cell office:value-type="float" office:value="748060000" calcext:value-type="float">
            <text:p>748060000</text:p>
          </table:table-cell>
          <table:table-cell office:value-type="float" office:value="748413000" calcext:value-type="float">
            <text:p>748413000</text:p>
          </table:table-cell>
          <table:table-cell office:value-type="float" office:value="748014000" calcext:value-type="float">
            <text:p>748014000</text:p>
          </table:table-cell>
          <table:table-cell office:value-type="float" office:value="748465000" calcext:value-type="float">
            <text:p>748465000</text:p>
          </table:table-cell>
          <table:table-cell office:value-type="float" office:value="748599000" calcext:value-type="float">
            <text:p>748599000</text:p>
          </table:table-cell>
          <table:table-cell office:value-type="float" office:value="748232000" calcext:value-type="float">
            <text:p>748232000</text:p>
          </table:table-cell>
          <table:table-cell office:value-type="float" office:value="748407000" calcext:value-type="float">
            <text:p>748407000</text:p>
          </table:table-cell>
          <table:table-cell office:value-type="float" office:value="747978000" calcext:value-type="float">
            <text:p>747978000</text:p>
          </table:table-cell>
          <table:table-cell office:value-type="float" office:value="748074000" calcext:value-type="float">
            <text:p>748074000</text:p>
          </table:table-cell>
          <table:table-cell office:value-type="float" office:value="748348000" calcext:value-type="float">
            <text:p>748348000</text:p>
          </table:table-cell>
          <table:table-cell office:value-type="float" office:value="748205000" calcext:value-type="float">
            <text:p>748205000</text:p>
          </table:table-cell>
          <table:table-cell office:value-type="float" office:value="748533000" calcext:value-type="float">
            <text:p>748533000</text:p>
          </table:table-cell>
          <table:table-cell office:value-type="float" office:value="748139000" calcext:value-type="float">
            <text:p>748139000</text:p>
          </table:table-cell>
          <table:table-cell office:value-type="float" office:value="760227000" calcext:value-type="float">
            <text:p>760227000</text:p>
          </table:table-cell>
          <table:table-cell office:value-type="float" office:value="759742000" calcext:value-type="float">
            <text:p>759742000</text:p>
          </table:table-cell>
          <table:table-cell office:value-type="float" office:value="760287000" calcext:value-type="float">
            <text:p>760287000</text:p>
          </table:table-cell>
          <table:table-cell office:value-type="float" office:value="759802000" calcext:value-type="float">
            <text:p>759802000</text:p>
          </table:table-cell>
          <table:table-cell office:value-type="float" office:value="760164000" calcext:value-type="float">
            <text:p>760164000</text:p>
          </table:table-cell>
          <table:table-cell office:value-type="float" office:value="760364000" calcext:value-type="float">
            <text:p>760364000</text:p>
          </table:table-cell>
          <table:table-cell office:value-type="float" office:value="760024000" calcext:value-type="float">
            <text:p>760024000</text:p>
          </table:table-cell>
          <table:table-cell office:value-type="float" office:value="760705000" calcext:value-type="float">
            <text:p>760705000</text:p>
          </table:table-cell>
          <table:table-cell office:value-type="float" office:value="759692000" calcext:value-type="float">
            <text:p>759692000</text:p>
          </table:table-cell>
          <table:table-cell office:value-type="float" office:value="760240000" calcext:value-type="float">
            <text:p>760240000</text:p>
          </table:table-cell>
          <table:table-cell office:value-type="float" office:value="759860000" calcext:value-type="float">
            <text:p>759860000</text:p>
          </table:table-cell>
          <table:table-cell office:value-type="float" office:value="759941000" calcext:value-type="float">
            <text:p>759941000</text:p>
          </table:table-cell>
          <table:table-cell office:value-type="float" office:value="760285000" calcext:value-type="float">
            <text:p>760285000</text:p>
          </table:table-cell>
          <table:table-cell office:value-type="float" office:value="759599000" calcext:value-type="float">
            <text:p>759599000</text:p>
          </table:table-cell>
          <table:table-cell office:value-type="float" office:value="760435000" calcext:value-type="float">
            <text:p>760435000</text:p>
          </table:table-cell>
          <table:table-cell office:value-type="float" office:value="759958000" calcext:value-type="float">
            <text:p>759958000</text:p>
          </table:table-cell>
          <table:table-cell office:value-type="float" office:value="760348000" calcext:value-type="float">
            <text:p>760348000</text:p>
          </table:table-cell>
          <table:table-cell office:value-type="float" office:value="760491000" calcext:value-type="float">
            <text:p>760491000</text:p>
          </table:table-cell>
          <table:table-cell office:value-type="float" office:value="760453000" calcext:value-type="float">
            <text:p>760453000</text:p>
          </table:table-cell>
          <table:table-cell office:value-type="float" office:value="759687000" calcext:value-type="float">
            <text:p>759687000</text:p>
          </table:table-cell>
          <table:table-cell table:number-columns-repeated="21" office:value-type="float" office:value="784601000" calcext:value-type="float">
            <text:p>784601000</text:p>
          </table:table-cell>
          <table:table-cell office:value-type="float" office:value="784903000" calcext:value-type="float">
            <text:p>784903000</text:p>
          </table:table-cell>
          <table:table-cell table:number-columns-repeated="2"/>
          <table:table-cell table:formula="of:=MAX([.A8:.CC8])" office:value-type="float" office:value="784601000" calcext:value-type="float">
            <text:p>784601000</text:p>
          </table:table-cell>
          <table:table-cell table:number-columns-repeated="3"/>
        </table:table-row>
        <table:table-row table:style-name="ro1">
          <table:table-cell office:value-type="float" office:value="698941000" calcext:value-type="float">
            <text:p>698941000</text:p>
          </table:table-cell>
          <table:table-cell office:value-type="float" office:value="699656000" calcext:value-type="float">
            <text:p>699656000</text:p>
          </table:table-cell>
          <table:table-cell office:value-type="float" office:value="698079000" calcext:value-type="float">
            <text:p>698079000</text:p>
          </table:table-cell>
          <table:table-cell office:value-type="float" office:value="699602000" calcext:value-type="float">
            <text:p>699602000</text:p>
          </table:table-cell>
          <table:table-cell office:value-type="float" office:value="698455000" calcext:value-type="float">
            <text:p>698455000</text:p>
          </table:table-cell>
          <table:table-cell office:value-type="float" office:value="698514000" calcext:value-type="float">
            <text:p>698514000</text:p>
          </table:table-cell>
          <table:table-cell office:value-type="float" office:value="702070000" calcext:value-type="float">
            <text:p>702070000</text:p>
          </table:table-cell>
          <table:table-cell office:value-type="float" office:value="698338000" calcext:value-type="float">
            <text:p>698338000</text:p>
          </table:table-cell>
          <table:table-cell office:value-type="float" office:value="697330000" calcext:value-type="float">
            <text:p>697330000</text:p>
          </table:table-cell>
          <table:table-cell office:value-type="float" office:value="696545000" calcext:value-type="float">
            <text:p>696545000</text:p>
          </table:table-cell>
          <table:table-cell office:value-type="float" office:value="700066000" calcext:value-type="float">
            <text:p>700066000</text:p>
          </table:table-cell>
          <table:table-cell office:value-type="float" office:value="697768000" calcext:value-type="float">
            <text:p>697768000</text:p>
          </table:table-cell>
          <table:table-cell office:value-type="float" office:value="697807000" calcext:value-type="float">
            <text:p>697807000</text:p>
          </table:table-cell>
          <table:table-cell office:value-type="float" office:value="700143000" calcext:value-type="float">
            <text:p>700143000</text:p>
          </table:table-cell>
          <table:table-cell office:value-type="float" office:value="697712000" calcext:value-type="float">
            <text:p>697712000</text:p>
          </table:table-cell>
          <table:table-cell office:value-type="float" office:value="698436000" calcext:value-type="float">
            <text:p>698436000</text:p>
          </table:table-cell>
          <table:table-cell office:value-type="float" office:value="698073000" calcext:value-type="float">
            <text:p>698073000</text:p>
          </table:table-cell>
          <table:table-cell office:value-type="float" office:value="699638000" calcext:value-type="float">
            <text:p>699638000</text:p>
          </table:table-cell>
          <table:table-cell office:value-type="float" office:value="701876000" calcext:value-type="float">
            <text:p>701876000</text:p>
          </table:table-cell>
          <table:table-cell office:value-type="float" office:value="698797000" calcext:value-type="float">
            <text:p>698797000</text:p>
          </table:table-cell>
          <table:table-cell office:value-type="float" office:value="752681000" calcext:value-type="float">
            <text:p>752681000</text:p>
          </table:table-cell>
          <table:table-cell office:value-type="float" office:value="752877000" calcext:value-type="float">
            <text:p>752877000</text:p>
          </table:table-cell>
          <table:table-cell office:value-type="float" office:value="752805000" calcext:value-type="float">
            <text:p>752805000</text:p>
          </table:table-cell>
          <table:table-cell office:value-type="float" office:value="752989000" calcext:value-type="float">
            <text:p>752989000</text:p>
          </table:table-cell>
          <table:table-cell office:value-type="float" office:value="752681000" calcext:value-type="float">
            <text:p>752681000</text:p>
          </table:table-cell>
          <table:table-cell office:value-type="float" office:value="752822000" calcext:value-type="float">
            <text:p>752822000</text:p>
          </table:table-cell>
          <table:table-cell office:value-type="float" office:value="752827000" calcext:value-type="float">
            <text:p>752827000</text:p>
          </table:table-cell>
          <table:table-cell office:value-type="float" office:value="752504000" calcext:value-type="float">
            <text:p>752504000</text:p>
          </table:table-cell>
          <table:table-cell office:value-type="float" office:value="752705000" calcext:value-type="float">
            <text:p>752705000</text:p>
          </table:table-cell>
          <table:table-cell office:value-type="float" office:value="752865000" calcext:value-type="float">
            <text:p>752865000</text:p>
          </table:table-cell>
          <table:table-cell office:value-type="float" office:value="752649000" calcext:value-type="float">
            <text:p>752649000</text:p>
          </table:table-cell>
          <table:table-cell office:value-type="float" office:value="752752000" calcext:value-type="float">
            <text:p>752752000</text:p>
          </table:table-cell>
          <table:table-cell office:value-type="float" office:value="752704000" calcext:value-type="float">
            <text:p>752704000</text:p>
          </table:table-cell>
          <table:table-cell office:value-type="float" office:value="752608000" calcext:value-type="float">
            <text:p>752608000</text:p>
          </table:table-cell>
          <table:table-cell office:value-type="float" office:value="752705000" calcext:value-type="float">
            <text:p>752705000</text:p>
          </table:table-cell>
          <table:table-cell office:value-type="float" office:value="752798000" calcext:value-type="float">
            <text:p>752798000</text:p>
          </table:table-cell>
          <table:table-cell office:value-type="float" office:value="752654000" calcext:value-type="float">
            <text:p>752654000</text:p>
          </table:table-cell>
          <table:table-cell office:value-type="float" office:value="752889000" calcext:value-type="float">
            <text:p>752889000</text:p>
          </table:table-cell>
          <table:table-cell office:value-type="float" office:value="752779000" calcext:value-type="float">
            <text:p>752779000</text:p>
          </table:table-cell>
          <table:table-cell office:value-type="float" office:value="752695000" calcext:value-type="float">
            <text:p>752695000</text:p>
          </table:table-cell>
          <table:table-cell office:value-type="float" office:value="761652000" calcext:value-type="float">
            <text:p>761652000</text:p>
          </table:table-cell>
          <table:table-cell office:value-type="float" office:value="761619000" calcext:value-type="float">
            <text:p>761619000</text:p>
          </table:table-cell>
          <table:table-cell office:value-type="float" office:value="760627000" calcext:value-type="float">
            <text:p>760627000</text:p>
          </table:table-cell>
          <table:table-cell office:value-type="float" office:value="760867000" calcext:value-type="float">
            <text:p>760867000</text:p>
          </table:table-cell>
          <table:table-cell office:value-type="float" office:value="761972000" calcext:value-type="float">
            <text:p>761972000</text:p>
          </table:table-cell>
          <table:table-cell office:value-type="float" office:value="761148000" calcext:value-type="float">
            <text:p>761148000</text:p>
          </table:table-cell>
          <table:table-cell office:value-type="float" office:value="761445000" calcext:value-type="float">
            <text:p>761445000</text:p>
          </table:table-cell>
          <table:table-cell office:value-type="float" office:value="761374000" calcext:value-type="float">
            <text:p>761374000</text:p>
          </table:table-cell>
          <table:table-cell office:value-type="float" office:value="761544000" calcext:value-type="float">
            <text:p>761544000</text:p>
          </table:table-cell>
          <table:table-cell office:value-type="float" office:value="761181000" calcext:value-type="float">
            <text:p>761181000</text:p>
          </table:table-cell>
          <table:table-cell office:value-type="float" office:value="761575000" calcext:value-type="float">
            <text:p>761575000</text:p>
          </table:table-cell>
          <table:table-cell office:value-type="float" office:value="760881000" calcext:value-type="float">
            <text:p>760881000</text:p>
          </table:table-cell>
          <table:table-cell office:value-type="float" office:value="761461000" calcext:value-type="float">
            <text:p>761461000</text:p>
          </table:table-cell>
          <table:table-cell office:value-type="float" office:value="761522000" calcext:value-type="float">
            <text:p>761522000</text:p>
          </table:table-cell>
          <table:table-cell office:value-type="float" office:value="761201000" calcext:value-type="float">
            <text:p>761201000</text:p>
          </table:table-cell>
          <table:table-cell office:value-type="float" office:value="762149000" calcext:value-type="float">
            <text:p>762149000</text:p>
          </table:table-cell>
          <table:table-cell office:value-type="float" office:value="761142000" calcext:value-type="float">
            <text:p>761142000</text:p>
          </table:table-cell>
          <table:table-cell office:value-type="float" office:value="761634000" calcext:value-type="float">
            <text:p>761634000</text:p>
          </table:table-cell>
          <table:table-cell office:value-type="float" office:value="761435000" calcext:value-type="float">
            <text:p>761435000</text:p>
          </table:table-cell>
          <table:table-cell office:value-type="float" office:value="761012000" calcext:value-type="float">
            <text:p>761012000</text:p>
          </table:table-cell>
          <table:table-cell table:number-columns-repeated="20" office:value-type="float" office:value="783593000" calcext:value-type="float">
            <text:p>783593000</text:p>
          </table:table-cell>
          <table:table-cell office:value-type="float" office:value="784134000" calcext:value-type="float">
            <text:p>784134000</text:p>
          </table:table-cell>
          <table:table-cell table:number-columns-repeated="3"/>
          <table:table-cell table:formula="of:=MAX([.A9:.CC9])" office:value-type="float" office:value="784134000" calcext:value-type="float">
            <text:p>784134000</text:p>
          </table:table-cell>
          <table:table-cell/>
          <table:table-cell table:formula="of:=AVERAGE([.CG4:.CG13])" office:value-type="float" office:value="783190500" calcext:value-type="float">
            <text:p>7.832E+08</text:p>
          </table:table-cell>
          <table:table-cell office:value-type="string" calcext:value-type="string">
            <text:p><text:s/>= average</text:p>
          </table:table-cell>
        </table:table-row>
        <table:table-row table:style-name="ro1">
          <table:table-cell office:value-type="float" office:value="703609000" calcext:value-type="float">
            <text:p>703609000</text:p>
          </table:table-cell>
          <table:table-cell office:value-type="float" office:value="707888000" calcext:value-type="float">
            <text:p>707888000</text:p>
          </table:table-cell>
          <table:table-cell office:value-type="float" office:value="702732000" calcext:value-type="float">
            <text:p>702732000</text:p>
          </table:table-cell>
          <table:table-cell office:value-type="float" office:value="707106000" calcext:value-type="float">
            <text:p>707106000</text:p>
          </table:table-cell>
          <table:table-cell office:value-type="float" office:value="704402000" calcext:value-type="float">
            <text:p>704402000</text:p>
          </table:table-cell>
          <table:table-cell office:value-type="float" office:value="704647000" calcext:value-type="float">
            <text:p>704647000</text:p>
          </table:table-cell>
          <table:table-cell office:value-type="float" office:value="706015000" calcext:value-type="float">
            <text:p>706015000</text:p>
          </table:table-cell>
          <table:table-cell office:value-type="float" office:value="706252000" calcext:value-type="float">
            <text:p>706252000</text:p>
          </table:table-cell>
          <table:table-cell office:value-type="float" office:value="702238000" calcext:value-type="float">
            <text:p>702238000</text:p>
          </table:table-cell>
          <table:table-cell office:value-type="float" office:value="704726000" calcext:value-type="float">
            <text:p>704726000</text:p>
          </table:table-cell>
          <table:table-cell office:value-type="float" office:value="704361000" calcext:value-type="float">
            <text:p>704361000</text:p>
          </table:table-cell>
          <table:table-cell office:value-type="float" office:value="704782000" calcext:value-type="float">
            <text:p>704782000</text:p>
          </table:table-cell>
          <table:table-cell office:value-type="float" office:value="707017000" calcext:value-type="float">
            <text:p>707017000</text:p>
          </table:table-cell>
          <table:table-cell office:value-type="float" office:value="703381000" calcext:value-type="float">
            <text:p>703381000</text:p>
          </table:table-cell>
          <table:table-cell office:value-type="float" office:value="702345000" calcext:value-type="float">
            <text:p>702345000</text:p>
          </table:table-cell>
          <table:table-cell office:value-type="float" office:value="706925000" calcext:value-type="float">
            <text:p>706925000</text:p>
          </table:table-cell>
          <table:table-cell office:value-type="float" office:value="704346000" calcext:value-type="float">
            <text:p>704346000</text:p>
          </table:table-cell>
          <table:table-cell office:value-type="float" office:value="705861000" calcext:value-type="float">
            <text:p>705861000</text:p>
          </table:table-cell>
          <table:table-cell office:value-type="float" office:value="705514000" calcext:value-type="float">
            <text:p>705514000</text:p>
          </table:table-cell>
          <table:table-cell office:value-type="float" office:value="702408000" calcext:value-type="float">
            <text:p>702408000</text:p>
          </table:table-cell>
          <table:table-cell office:value-type="float" office:value="759935000" calcext:value-type="float">
            <text:p>759935000</text:p>
          </table:table-cell>
          <table:table-cell office:value-type="float" office:value="759311000" calcext:value-type="float">
            <text:p>759311000</text:p>
          </table:table-cell>
          <table:table-cell office:value-type="float" office:value="759335000" calcext:value-type="float">
            <text:p>759335000</text:p>
          </table:table-cell>
          <table:table-cell office:value-type="float" office:value="759269000" calcext:value-type="float">
            <text:p>759269000</text:p>
          </table:table-cell>
          <table:table-cell office:value-type="float" office:value="759137000" calcext:value-type="float">
            <text:p>759137000</text:p>
          </table:table-cell>
          <table:table-cell office:value-type="float" office:value="759300000" calcext:value-type="float">
            <text:p>759300000</text:p>
          </table:table-cell>
          <table:table-cell office:value-type="float" office:value="759499000" calcext:value-type="float">
            <text:p>759499000</text:p>
          </table:table-cell>
          <table:table-cell office:value-type="float" office:value="759371000" calcext:value-type="float">
            <text:p>759371000</text:p>
          </table:table-cell>
          <table:table-cell office:value-type="float" office:value="759239000" calcext:value-type="float">
            <text:p>759239000</text:p>
          </table:table-cell>
          <table:table-cell office:value-type="float" office:value="759404000" calcext:value-type="float">
            <text:p>759404000</text:p>
          </table:table-cell>
          <table:table-cell office:value-type="float" office:value="759207000" calcext:value-type="float">
            <text:p>759207000</text:p>
          </table:table-cell>
          <table:table-cell office:value-type="float" office:value="759492000" calcext:value-type="float">
            <text:p>759492000</text:p>
          </table:table-cell>
          <table:table-cell office:value-type="float" office:value="759387000" calcext:value-type="float">
            <text:p>759387000</text:p>
          </table:table-cell>
          <table:table-cell office:value-type="float" office:value="759332000" calcext:value-type="float">
            <text:p>759332000</text:p>
          </table:table-cell>
          <table:table-cell office:value-type="float" office:value="759466000" calcext:value-type="float">
            <text:p>759466000</text:p>
          </table:table-cell>
          <table:table-cell office:value-type="float" office:value="759404000" calcext:value-type="float">
            <text:p>759404000</text:p>
          </table:table-cell>
          <table:table-cell office:value-type="float" office:value="759314000" calcext:value-type="float">
            <text:p>759314000</text:p>
          </table:table-cell>
          <table:table-cell office:value-type="float" office:value="759214000" calcext:value-type="float">
            <text:p>759214000</text:p>
          </table:table-cell>
          <table:table-cell office:value-type="float" office:value="759336000" calcext:value-type="float">
            <text:p>759336000</text:p>
          </table:table-cell>
          <table:table-cell office:value-type="float" office:value="759190000" calcext:value-type="float">
            <text:p>759190000</text:p>
          </table:table-cell>
          <table:table-cell office:value-type="float" office:value="767841000" calcext:value-type="float">
            <text:p>767841000</text:p>
          </table:table-cell>
          <table:table-cell office:value-type="float" office:value="767853000" calcext:value-type="float">
            <text:p>767853000</text:p>
          </table:table-cell>
          <table:table-cell office:value-type="float" office:value="767898000" calcext:value-type="float">
            <text:p>767898000</text:p>
          </table:table-cell>
          <table:table-cell office:value-type="float" office:value="767237000" calcext:value-type="float">
            <text:p>767237000</text:p>
          </table:table-cell>
          <table:table-cell office:value-type="float" office:value="768365000" calcext:value-type="float">
            <text:p>768365000</text:p>
          </table:table-cell>
          <table:table-cell office:value-type="float" office:value="767521000" calcext:value-type="float">
            <text:p>767521000</text:p>
          </table:table-cell>
          <table:table-cell office:value-type="float" office:value="767479000" calcext:value-type="float">
            <text:p>767479000</text:p>
          </table:table-cell>
          <table:table-cell office:value-type="float" office:value="768012000" calcext:value-type="float">
            <text:p>768012000</text:p>
          </table:table-cell>
          <table:table-cell office:value-type="float" office:value="767616000" calcext:value-type="float">
            <text:p>767616000</text:p>
          </table:table-cell>
          <table:table-cell office:value-type="float" office:value="767919000" calcext:value-type="float">
            <text:p>767919000</text:p>
          </table:table-cell>
          <table:table-cell office:value-type="float" office:value="768002000" calcext:value-type="float">
            <text:p>768002000</text:p>
          </table:table-cell>
          <table:table-cell office:value-type="float" office:value="767595000" calcext:value-type="float">
            <text:p>767595000</text:p>
          </table:table-cell>
          <table:table-cell office:value-type="float" office:value="768087000" calcext:value-type="float">
            <text:p>768087000</text:p>
          </table:table-cell>
          <table:table-cell office:value-type="float" office:value="768455000" calcext:value-type="float">
            <text:p>768455000</text:p>
          </table:table-cell>
          <table:table-cell office:value-type="float" office:value="768037000" calcext:value-type="float">
            <text:p>768037000</text:p>
          </table:table-cell>
          <table:table-cell office:value-type="float" office:value="768071000" calcext:value-type="float">
            <text:p>768071000</text:p>
          </table:table-cell>
          <table:table-cell office:value-type="float" office:value="767473000" calcext:value-type="float">
            <text:p>767473000</text:p>
          </table:table-cell>
          <table:table-cell office:value-type="float" office:value="767563000" calcext:value-type="float">
            <text:p>767563000</text:p>
          </table:table-cell>
          <table:table-cell office:value-type="float" office:value="768272000" calcext:value-type="float">
            <text:p>768272000</text:p>
          </table:table-cell>
          <table:table-cell office:value-type="float" office:value="768071000" calcext:value-type="float">
            <text:p>768071000</text:p>
          </table:table-cell>
          <table:table-cell office:value-type="float" office:value="787830000" calcext:value-type="float">
            <text:p>787830000</text:p>
          </table:table-cell>
          <table:table-cell office:value-type="float" office:value="787844000" calcext:value-type="float">
            <text:p>787844000</text:p>
          </table:table-cell>
          <table:table-cell table:number-columns-repeated="3" office:value-type="float" office:value="787820000" calcext:value-type="float">
            <text:p>787820000</text:p>
          </table:table-cell>
          <table:table-cell office:value-type="float" office:value="787829000" calcext:value-type="float">
            <text:p>787829000</text:p>
          </table:table-cell>
          <table:table-cell table:number-columns-repeated="2" office:value-type="float" office:value="787822000" calcext:value-type="float">
            <text:p>787822000</text:p>
          </table:table-cell>
          <table:table-cell office:value-type="float" office:value="787830000" calcext:value-type="float">
            <text:p>787830000</text:p>
          </table:table-cell>
          <table:table-cell table:number-columns-repeated="2" office:value-type="float" office:value="787820000" calcext:value-type="float">
            <text:p>787820000</text:p>
          </table:table-cell>
          <table:table-cell office:value-type="float" office:value="787821000" calcext:value-type="float">
            <text:p>787821000</text:p>
          </table:table-cell>
          <table:table-cell office:value-type="float" office:value="787845000" calcext:value-type="float">
            <text:p>787845000</text:p>
          </table:table-cell>
          <table:table-cell office:value-type="float" office:value="787820000" calcext:value-type="float">
            <text:p>787820000</text:p>
          </table:table-cell>
          <table:table-cell office:value-type="float" office:value="787822000" calcext:value-type="float">
            <text:p>787822000</text:p>
          </table:table-cell>
          <table:table-cell office:value-type="float" office:value="787821000" calcext:value-type="float">
            <text:p>787821000</text:p>
          </table:table-cell>
          <table:table-cell office:value-type="float" office:value="787831000" calcext:value-type="float">
            <text:p>787831000</text:p>
          </table:table-cell>
          <table:table-cell office:value-type="float" office:value="787820000" calcext:value-type="float">
            <text:p>787820000</text:p>
          </table:table-cell>
          <table:table-cell office:value-type="float" office:value="787822000" calcext:value-type="float">
            <text:p>787822000</text:p>
          </table:table-cell>
          <table:table-cell office:value-type="float" office:value="787821000" calcext:value-type="float">
            <text:p>787821000</text:p>
          </table:table-cell>
          <table:table-cell office:value-type="float" office:value="788206000" calcext:value-type="float">
            <text:p>788206000</text:p>
          </table:table-cell>
          <table:table-cell table:number-columns-repeated="3"/>
          <table:table-cell table:formula="of:=MAX([.A10:.CC10])" office:value-type="float" office:value="788206000" calcext:value-type="float">
            <text:p>788206000</text:p>
          </table:table-cell>
          <table:table-cell/>
          <table:table-cell table:formula="of:=STDEV([.CG4:.CG13])" office:value-type="float" office:value="7590311.12303339" calcext:value-type="float">
            <text:p>7.590E+06</text:p>
          </table:table-cell>
          <table:table-cell office:value-type="string" calcext:value-type="string">
            <text:p><text:s/>= std dev</text:p>
          </table:table-cell>
        </table:table-row>
        <table:table-row table:style-name="ro1">
          <table:table-cell office:value-type="float" office:value="693804000" calcext:value-type="float">
            <text:p>693804000</text:p>
          </table:table-cell>
          <table:table-cell office:value-type="float" office:value="691907000" calcext:value-type="float">
            <text:p>691907000</text:p>
          </table:table-cell>
          <table:table-cell office:value-type="float" office:value="695552000" calcext:value-type="float">
            <text:p>695552000</text:p>
          </table:table-cell>
          <table:table-cell office:value-type="float" office:value="694992000" calcext:value-type="float">
            <text:p>694992000</text:p>
          </table:table-cell>
          <table:table-cell office:value-type="float" office:value="694637000" calcext:value-type="float">
            <text:p>694637000</text:p>
          </table:table-cell>
          <table:table-cell office:value-type="float" office:value="695447000" calcext:value-type="float">
            <text:p>695447000</text:p>
          </table:table-cell>
          <table:table-cell office:value-type="float" office:value="696191000" calcext:value-type="float">
            <text:p>696191000</text:p>
          </table:table-cell>
          <table:table-cell office:value-type="float" office:value="693700000" calcext:value-type="float">
            <text:p>693700000</text:p>
          </table:table-cell>
          <table:table-cell office:value-type="float" office:value="694750000" calcext:value-type="float">
            <text:p>694750000</text:p>
          </table:table-cell>
          <table:table-cell office:value-type="float" office:value="696424000" calcext:value-type="float">
            <text:p>696424000</text:p>
          </table:table-cell>
          <table:table-cell office:value-type="float" office:value="697081000" calcext:value-type="float">
            <text:p>697081000</text:p>
          </table:table-cell>
          <table:table-cell office:value-type="float" office:value="696280000" calcext:value-type="float">
            <text:p>696280000</text:p>
          </table:table-cell>
          <table:table-cell office:value-type="float" office:value="692008000" calcext:value-type="float">
            <text:p>692008000</text:p>
          </table:table-cell>
          <table:table-cell office:value-type="float" office:value="693092000" calcext:value-type="float">
            <text:p>693092000</text:p>
          </table:table-cell>
          <table:table-cell office:value-type="float" office:value="696274000" calcext:value-type="float">
            <text:p>696274000</text:p>
          </table:table-cell>
          <table:table-cell office:value-type="float" office:value="694815000" calcext:value-type="float">
            <text:p>694815000</text:p>
          </table:table-cell>
          <table:table-cell office:value-type="float" office:value="691927000" calcext:value-type="float">
            <text:p>691927000</text:p>
          </table:table-cell>
          <table:table-cell office:value-type="float" office:value="696360000" calcext:value-type="float">
            <text:p>696360000</text:p>
          </table:table-cell>
          <table:table-cell office:value-type="float" office:value="693252000" calcext:value-type="float">
            <text:p>693252000</text:p>
          </table:table-cell>
          <table:table-cell office:value-type="float" office:value="695270000" calcext:value-type="float">
            <text:p>695270000</text:p>
          </table:table-cell>
          <table:table-cell office:value-type="float" office:value="717996000" calcext:value-type="float">
            <text:p>717996000</text:p>
          </table:table-cell>
          <table:table-cell office:value-type="float" office:value="718648000" calcext:value-type="float">
            <text:p>718648000</text:p>
          </table:table-cell>
          <table:table-cell office:value-type="float" office:value="717938000" calcext:value-type="float">
            <text:p>717938000</text:p>
          </table:table-cell>
          <table:table-cell office:value-type="float" office:value="717846000" calcext:value-type="float">
            <text:p>717846000</text:p>
          </table:table-cell>
          <table:table-cell office:value-type="float" office:value="717827000" calcext:value-type="float">
            <text:p>717827000</text:p>
          </table:table-cell>
          <table:table-cell office:value-type="float" office:value="718527000" calcext:value-type="float">
            <text:p>718527000</text:p>
          </table:table-cell>
          <table:table-cell office:value-type="float" office:value="717826000" calcext:value-type="float">
            <text:p>717826000</text:p>
          </table:table-cell>
          <table:table-cell office:value-type="float" office:value="718257000" calcext:value-type="float">
            <text:p>718257000</text:p>
          </table:table-cell>
          <table:table-cell office:value-type="float" office:value="718682000" calcext:value-type="float">
            <text:p>718682000</text:p>
          </table:table-cell>
          <table:table-cell office:value-type="float" office:value="718644000" calcext:value-type="float">
            <text:p>718644000</text:p>
          </table:table-cell>
          <table:table-cell office:value-type="float" office:value="718355000" calcext:value-type="float">
            <text:p>718355000</text:p>
          </table:table-cell>
          <table:table-cell office:value-type="float" office:value="718171000" calcext:value-type="float">
            <text:p>718171000</text:p>
          </table:table-cell>
          <table:table-cell office:value-type="float" office:value="717857000" calcext:value-type="float">
            <text:p>717857000</text:p>
          </table:table-cell>
          <table:table-cell office:value-type="float" office:value="718196000" calcext:value-type="float">
            <text:p>718196000</text:p>
          </table:table-cell>
          <table:table-cell office:value-type="float" office:value="718421000" calcext:value-type="float">
            <text:p>718421000</text:p>
          </table:table-cell>
          <table:table-cell office:value-type="float" office:value="718100000" calcext:value-type="float">
            <text:p>718100000</text:p>
          </table:table-cell>
          <table:table-cell office:value-type="float" office:value="718845000" calcext:value-type="float">
            <text:p>718845000</text:p>
          </table:table-cell>
          <table:table-cell office:value-type="float" office:value="718826000" calcext:value-type="float">
            <text:p>718826000</text:p>
          </table:table-cell>
          <table:table-cell office:value-type="float" office:value="718091000" calcext:value-type="float">
            <text:p>718091000</text:p>
          </table:table-cell>
          <table:table-cell office:value-type="float" office:value="718179000" calcext:value-type="float">
            <text:p>718179000</text:p>
          </table:table-cell>
          <table:table-cell office:value-type="float" office:value="735755000" calcext:value-type="float">
            <text:p>735755000</text:p>
          </table:table-cell>
          <table:table-cell office:value-type="float" office:value="736319000" calcext:value-type="float">
            <text:p>736319000</text:p>
          </table:table-cell>
          <table:table-cell office:value-type="float" office:value="736597000" calcext:value-type="float">
            <text:p>736597000</text:p>
          </table:table-cell>
          <table:table-cell office:value-type="float" office:value="735786000" calcext:value-type="float">
            <text:p>735786000</text:p>
          </table:table-cell>
          <table:table-cell office:value-type="float" office:value="736368000" calcext:value-type="float">
            <text:p>736368000</text:p>
          </table:table-cell>
          <table:table-cell office:value-type="float" office:value="735491000" calcext:value-type="float">
            <text:p>735491000</text:p>
          </table:table-cell>
          <table:table-cell office:value-type="float" office:value="735211000" calcext:value-type="float">
            <text:p>735211000</text:p>
          </table:table-cell>
          <table:table-cell office:value-type="float" office:value="737510000" calcext:value-type="float">
            <text:p>737510000</text:p>
          </table:table-cell>
          <table:table-cell office:value-type="float" office:value="735776000" calcext:value-type="float">
            <text:p>735776000</text:p>
          </table:table-cell>
          <table:table-cell office:value-type="float" office:value="735565000" calcext:value-type="float">
            <text:p>735565000</text:p>
          </table:table-cell>
          <table:table-cell office:value-type="float" office:value="735264000" calcext:value-type="float">
            <text:p>735264000</text:p>
          </table:table-cell>
          <table:table-cell office:value-type="float" office:value="735972000" calcext:value-type="float">
            <text:p>735972000</text:p>
          </table:table-cell>
          <table:table-cell office:value-type="float" office:value="737349000" calcext:value-type="float">
            <text:p>737349000</text:p>
          </table:table-cell>
          <table:table-cell office:value-type="float" office:value="735959000" calcext:value-type="float">
            <text:p>735959000</text:p>
          </table:table-cell>
          <table:table-cell office:value-type="float" office:value="736399000" calcext:value-type="float">
            <text:p>736399000</text:p>
          </table:table-cell>
          <table:table-cell office:value-type="float" office:value="737339000" calcext:value-type="float">
            <text:p>737339000</text:p>
          </table:table-cell>
          <table:table-cell office:value-type="float" office:value="735609000" calcext:value-type="float">
            <text:p>735609000</text:p>
          </table:table-cell>
          <table:table-cell office:value-type="float" office:value="736009000" calcext:value-type="float">
            <text:p>736009000</text:p>
          </table:table-cell>
          <table:table-cell office:value-type="float" office:value="736205000" calcext:value-type="float">
            <text:p>736205000</text:p>
          </table:table-cell>
          <table:table-cell office:value-type="float" office:value="736232000" calcext:value-type="float">
            <text:p>736232000</text:p>
          </table:table-cell>
          <table:table-cell table:number-columns-repeated="20" office:value-type="float" office:value="774296000" calcext:value-type="float">
            <text:p>774296000</text:p>
          </table:table-cell>
          <table:table-cell office:value-type="float" office:value="774995000" calcext:value-type="float">
            <text:p>774995000</text:p>
          </table:table-cell>
          <table:table-cell table:number-columns-repeated="3"/>
          <table:table-cell table:formula="of:=MAX([.A11:.CC11])" office:value-type="float" office:value="774995000" calcext:value-type="float">
            <text:p>774995000</text:p>
          </table:table-cell>
          <table:table-cell table:number-columns-repeated="3"/>
        </table:table-row>
        <table:table-row table:style-name="ro1">
          <table:table-cell office:value-type="float" office:value="700848000" calcext:value-type="float">
            <text:p>700848000</text:p>
          </table:table-cell>
          <table:table-cell office:value-type="float" office:value="703243000" calcext:value-type="float">
            <text:p>703243000</text:p>
          </table:table-cell>
          <table:table-cell office:value-type="float" office:value="699352000" calcext:value-type="float">
            <text:p>699352000</text:p>
          </table:table-cell>
          <table:table-cell office:value-type="float" office:value="701921000" calcext:value-type="float">
            <text:p>701921000</text:p>
          </table:table-cell>
          <table:table-cell office:value-type="float" office:value="699247000" calcext:value-type="float">
            <text:p>699247000</text:p>
          </table:table-cell>
          <table:table-cell office:value-type="float" office:value="698168000" calcext:value-type="float">
            <text:p>698168000</text:p>
          </table:table-cell>
          <table:table-cell office:value-type="float" office:value="700641000" calcext:value-type="float">
            <text:p>700641000</text:p>
          </table:table-cell>
          <table:table-cell office:value-type="float" office:value="699726000" calcext:value-type="float">
            <text:p>699726000</text:p>
          </table:table-cell>
          <table:table-cell office:value-type="float" office:value="704923000" calcext:value-type="float">
            <text:p>704923000</text:p>
          </table:table-cell>
          <table:table-cell office:value-type="float" office:value="704348000" calcext:value-type="float">
            <text:p>704348000</text:p>
          </table:table-cell>
          <table:table-cell office:value-type="float" office:value="700996000" calcext:value-type="float">
            <text:p>700996000</text:p>
          </table:table-cell>
          <table:table-cell office:value-type="float" office:value="701014000" calcext:value-type="float">
            <text:p>701014000</text:p>
          </table:table-cell>
          <table:table-cell office:value-type="float" office:value="698346000" calcext:value-type="float">
            <text:p>698346000</text:p>
          </table:table-cell>
          <table:table-cell office:value-type="float" office:value="704231000" calcext:value-type="float">
            <text:p>704231000</text:p>
          </table:table-cell>
          <table:table-cell office:value-type="float" office:value="704547000" calcext:value-type="float">
            <text:p>704547000</text:p>
          </table:table-cell>
          <table:table-cell office:value-type="float" office:value="698503000" calcext:value-type="float">
            <text:p>698503000</text:p>
          </table:table-cell>
          <table:table-cell office:value-type="float" office:value="699598000" calcext:value-type="float">
            <text:p>699598000</text:p>
          </table:table-cell>
          <table:table-cell office:value-type="float" office:value="699934000" calcext:value-type="float">
            <text:p>699934000</text:p>
          </table:table-cell>
          <table:table-cell office:value-type="float" office:value="698625000" calcext:value-type="float">
            <text:p>698625000</text:p>
          </table:table-cell>
          <table:table-cell office:value-type="float" office:value="701871000" calcext:value-type="float">
            <text:p>701871000</text:p>
          </table:table-cell>
          <table:table-cell office:value-type="float" office:value="750178000" calcext:value-type="float">
            <text:p>750178000</text:p>
          </table:table-cell>
          <table:table-cell office:value-type="float" office:value="749773000" calcext:value-type="float">
            <text:p>749773000</text:p>
          </table:table-cell>
          <table:table-cell office:value-type="float" office:value="749644000" calcext:value-type="float">
            <text:p>749644000</text:p>
          </table:table-cell>
          <table:table-cell office:value-type="float" office:value="750172000" calcext:value-type="float">
            <text:p>750172000</text:p>
          </table:table-cell>
          <table:table-cell office:value-type="float" office:value="749738000" calcext:value-type="float">
            <text:p>749738000</text:p>
          </table:table-cell>
          <table:table-cell office:value-type="float" office:value="749759000" calcext:value-type="float">
            <text:p>749759000</text:p>
          </table:table-cell>
          <table:table-cell office:value-type="float" office:value="750008000" calcext:value-type="float">
            <text:p>750008000</text:p>
          </table:table-cell>
          <table:table-cell office:value-type="float" office:value="749789000" calcext:value-type="float">
            <text:p>749789000</text:p>
          </table:table-cell>
          <table:table-cell office:value-type="float" office:value="749759000" calcext:value-type="float">
            <text:p>749759000</text:p>
          </table:table-cell>
          <table:table-cell office:value-type="float" office:value="749929000" calcext:value-type="float">
            <text:p>749929000</text:p>
          </table:table-cell>
          <table:table-cell office:value-type="float" office:value="750061000" calcext:value-type="float">
            <text:p>750061000</text:p>
          </table:table-cell>
          <table:table-cell office:value-type="float" office:value="749491000" calcext:value-type="float">
            <text:p>749491000</text:p>
          </table:table-cell>
          <table:table-cell office:value-type="float" office:value="749700000" calcext:value-type="float">
            <text:p>749700000</text:p>
          </table:table-cell>
          <table:table-cell office:value-type="float" office:value="750256000" calcext:value-type="float">
            <text:p>750256000</text:p>
          </table:table-cell>
          <table:table-cell office:value-type="float" office:value="749797000" calcext:value-type="float">
            <text:p>749797000</text:p>
          </table:table-cell>
          <table:table-cell office:value-type="float" office:value="749591000" calcext:value-type="float">
            <text:p>749591000</text:p>
          </table:table-cell>
          <table:table-cell office:value-type="float" office:value="749934000" calcext:value-type="float">
            <text:p>749934000</text:p>
          </table:table-cell>
          <table:table-cell office:value-type="float" office:value="749667000" calcext:value-type="float">
            <text:p>749667000</text:p>
          </table:table-cell>
          <table:table-cell office:value-type="float" office:value="749725000" calcext:value-type="float">
            <text:p>749725000</text:p>
          </table:table-cell>
          <table:table-cell office:value-type="float" office:value="749769000" calcext:value-type="float">
            <text:p>749769000</text:p>
          </table:table-cell>
          <table:table-cell office:value-type="float" office:value="760529000" calcext:value-type="float">
            <text:p>760529000</text:p>
          </table:table-cell>
          <table:table-cell office:value-type="float" office:value="761112000" calcext:value-type="float">
            <text:p>761112000</text:p>
          </table:table-cell>
          <table:table-cell office:value-type="float" office:value="761098000" calcext:value-type="float">
            <text:p>761098000</text:p>
          </table:table-cell>
          <table:table-cell office:value-type="float" office:value="761271000" calcext:value-type="float">
            <text:p>761271000</text:p>
          </table:table-cell>
          <table:table-cell office:value-type="float" office:value="760911000" calcext:value-type="float">
            <text:p>760911000</text:p>
          </table:table-cell>
          <table:table-cell office:value-type="float" office:value="760690000" calcext:value-type="float">
            <text:p>760690000</text:p>
          </table:table-cell>
          <table:table-cell office:value-type="float" office:value="761262000" calcext:value-type="float">
            <text:p>761262000</text:p>
          </table:table-cell>
          <table:table-cell office:value-type="float" office:value="760567000" calcext:value-type="float">
            <text:p>760567000</text:p>
          </table:table-cell>
          <table:table-cell office:value-type="float" office:value="760981000" calcext:value-type="float">
            <text:p>760981000</text:p>
          </table:table-cell>
          <table:table-cell office:value-type="float" office:value="761199000" calcext:value-type="float">
            <text:p>761199000</text:p>
          </table:table-cell>
          <table:table-cell office:value-type="float" office:value="760726000" calcext:value-type="float">
            <text:p>760726000</text:p>
          </table:table-cell>
          <table:table-cell office:value-type="float" office:value="760811000" calcext:value-type="float">
            <text:p>760811000</text:p>
          </table:table-cell>
          <table:table-cell office:value-type="float" office:value="760389000" calcext:value-type="float">
            <text:p>760389000</text:p>
          </table:table-cell>
          <table:table-cell office:value-type="float" office:value="760865000" calcext:value-type="float">
            <text:p>760865000</text:p>
          </table:table-cell>
          <table:table-cell office:value-type="float" office:value="761129000" calcext:value-type="float">
            <text:p>761129000</text:p>
          </table:table-cell>
          <table:table-cell office:value-type="float" office:value="761195000" calcext:value-type="float">
            <text:p>761195000</text:p>
          </table:table-cell>
          <table:table-cell office:value-type="float" office:value="760718000" calcext:value-type="float">
            <text:p>760718000</text:p>
          </table:table-cell>
          <table:table-cell office:value-type="float" office:value="761255000" calcext:value-type="float">
            <text:p>761255000</text:p>
          </table:table-cell>
          <table:table-cell office:value-type="float" office:value="761159000" calcext:value-type="float">
            <text:p>761159000</text:p>
          </table:table-cell>
          <table:table-cell office:value-type="float" office:value="760997000" calcext:value-type="float">
            <text:p>760997000</text:p>
          </table:table-cell>
          <table:table-cell table:number-columns-repeated="20" office:value-type="float" office:value="785396000" calcext:value-type="float">
            <text:p>785396000</text:p>
          </table:table-cell>
          <table:table-cell office:value-type="float" office:value="785889000" calcext:value-type="float">
            <text:p>785889000</text:p>
          </table:table-cell>
          <table:table-cell table:number-columns-repeated="3"/>
          <table:table-cell table:formula="of:=MAX([.A12:.CC12])" office:value-type="float" office:value="785889000" calcext:value-type="float">
            <text:p>785889000</text:p>
          </table:table-cell>
          <table:table-cell table:number-columns-repeated="3"/>
        </table:table-row>
        <table:table-row table:style-name="ro1">
          <table:table-cell office:value-type="float" office:value="692319000" calcext:value-type="float">
            <text:p>692319000</text:p>
          </table:table-cell>
          <table:table-cell office:value-type="float" office:value="689452000" calcext:value-type="float">
            <text:p>689452000</text:p>
          </table:table-cell>
          <table:table-cell office:value-type="float" office:value="694393000" calcext:value-type="float">
            <text:p>694393000</text:p>
          </table:table-cell>
          <table:table-cell office:value-type="float" office:value="693696000" calcext:value-type="float">
            <text:p>693696000</text:p>
          </table:table-cell>
          <table:table-cell office:value-type="float" office:value="689471000" calcext:value-type="float">
            <text:p>689471000</text:p>
          </table:table-cell>
          <table:table-cell office:value-type="float" office:value="691000000" calcext:value-type="float">
            <text:p>691000000</text:p>
          </table:table-cell>
          <table:table-cell office:value-type="float" office:value="690852000" calcext:value-type="float">
            <text:p>690852000</text:p>
          </table:table-cell>
          <table:table-cell office:value-type="float" office:value="692474000" calcext:value-type="float">
            <text:p>692474000</text:p>
          </table:table-cell>
          <table:table-cell office:value-type="float" office:value="691431000" calcext:value-type="float">
            <text:p>691431000</text:p>
          </table:table-cell>
          <table:table-cell office:value-type="float" office:value="689512000" calcext:value-type="float">
            <text:p>689512000</text:p>
          </table:table-cell>
          <table:table-cell office:value-type="float" office:value="694138000" calcext:value-type="float">
            <text:p>694138000</text:p>
          </table:table-cell>
          <table:table-cell office:value-type="float" office:value="694878000" calcext:value-type="float">
            <text:p>694878000</text:p>
          </table:table-cell>
          <table:table-cell office:value-type="float" office:value="693071000" calcext:value-type="float">
            <text:p>693071000</text:p>
          </table:table-cell>
          <table:table-cell office:value-type="float" office:value="689674000" calcext:value-type="float">
            <text:p>689674000</text:p>
          </table:table-cell>
          <table:table-cell office:value-type="float" office:value="694579000" calcext:value-type="float">
            <text:p>694579000</text:p>
          </table:table-cell>
          <table:table-cell office:value-type="float" office:value="691679000" calcext:value-type="float">
            <text:p>691679000</text:p>
          </table:table-cell>
          <table:table-cell office:value-type="float" office:value="693044000" calcext:value-type="float">
            <text:p>693044000</text:p>
          </table:table-cell>
          <table:table-cell office:value-type="float" office:value="692737000" calcext:value-type="float">
            <text:p>692737000</text:p>
          </table:table-cell>
          <table:table-cell office:value-type="float" office:value="691089000" calcext:value-type="float">
            <text:p>691089000</text:p>
          </table:table-cell>
          <table:table-cell office:value-type="float" office:value="690043000" calcext:value-type="float">
            <text:p>690043000</text:p>
          </table:table-cell>
          <table:table-cell office:value-type="float" office:value="718499000" calcext:value-type="float">
            <text:p>718499000</text:p>
          </table:table-cell>
          <table:table-cell office:value-type="float" office:value="718501000" calcext:value-type="float">
            <text:p>718501000</text:p>
          </table:table-cell>
          <table:table-cell office:value-type="float" office:value="718503000" calcext:value-type="float">
            <text:p>718503000</text:p>
          </table:table-cell>
          <table:table-cell office:value-type="float" office:value="718499000" calcext:value-type="float">
            <text:p>718499000</text:p>
          </table:table-cell>
          <table:table-cell table:number-columns-repeated="3" office:value-type="float" office:value="718500000" calcext:value-type="float">
            <text:p>718500000</text:p>
          </table:table-cell>
          <table:table-cell office:value-type="float" office:value="718503000" calcext:value-type="float">
            <text:p>718503000</text:p>
          </table:table-cell>
          <table:table-cell office:value-type="float" office:value="718500000" calcext:value-type="float">
            <text:p>718500000</text:p>
          </table:table-cell>
          <table:table-cell table:number-columns-repeated="2" office:value-type="float" office:value="718503000" calcext:value-type="float">
            <text:p>718503000</text:p>
          </table:table-cell>
          <table:table-cell office:value-type="float" office:value="718501000" calcext:value-type="float">
            <text:p>718501000</text:p>
          </table:table-cell>
          <table:table-cell table:number-columns-repeated="2" office:value-type="float" office:value="718500000" calcext:value-type="float">
            <text:p>718500000</text:p>
          </table:table-cell>
          <table:table-cell table:number-columns-repeated="2" office:value-type="float" office:value="718499000" calcext:value-type="float">
            <text:p>718499000</text:p>
          </table:table-cell>
          <table:table-cell office:value-type="float" office:value="718501000" calcext:value-type="float">
            <text:p>718501000</text:p>
          </table:table-cell>
          <table:table-cell office:value-type="float" office:value="718500000" calcext:value-type="float">
            <text:p>718500000</text:p>
          </table:table-cell>
          <table:table-cell office:value-type="float" office:value="718501000" calcext:value-type="float">
            <text:p>718501000</text:p>
          </table:table-cell>
          <table:table-cell office:value-type="float" office:value="718503000" calcext:value-type="float">
            <text:p>718503000</text:p>
          </table:table-cell>
          <table:table-cell office:value-type="float" office:value="739792000" calcext:value-type="float">
            <text:p>739792000</text:p>
          </table:table-cell>
          <table:table-cell office:value-type="float" office:value="739493000" calcext:value-type="float">
            <text:p>739493000</text:p>
          </table:table-cell>
          <table:table-cell office:value-type="float" office:value="737582000" calcext:value-type="float">
            <text:p>737582000</text:p>
          </table:table-cell>
          <table:table-cell office:value-type="float" office:value="738421000" calcext:value-type="float">
            <text:p>738421000</text:p>
          </table:table-cell>
          <table:table-cell office:value-type="float" office:value="739099000" calcext:value-type="float">
            <text:p>739099000</text:p>
          </table:table-cell>
          <table:table-cell office:value-type="float" office:value="739198000" calcext:value-type="float">
            <text:p>739198000</text:p>
          </table:table-cell>
          <table:table-cell office:value-type="float" office:value="738459000" calcext:value-type="float">
            <text:p>738459000</text:p>
          </table:table-cell>
          <table:table-cell office:value-type="float" office:value="736804000" calcext:value-type="float">
            <text:p>736804000</text:p>
          </table:table-cell>
          <table:table-cell office:value-type="float" office:value="738990000" calcext:value-type="float">
            <text:p>738990000</text:p>
          </table:table-cell>
          <table:table-cell office:value-type="float" office:value="738029000" calcext:value-type="float">
            <text:p>738029000</text:p>
          </table:table-cell>
          <table:table-cell office:value-type="float" office:value="738411000" calcext:value-type="float">
            <text:p>738411000</text:p>
          </table:table-cell>
          <table:table-cell office:value-type="float" office:value="739094000" calcext:value-type="float">
            <text:p>739094000</text:p>
          </table:table-cell>
          <table:table-cell office:value-type="float" office:value="739133000" calcext:value-type="float">
            <text:p>739133000</text:p>
          </table:table-cell>
          <table:table-cell office:value-type="float" office:value="738488000" calcext:value-type="float">
            <text:p>738488000</text:p>
          </table:table-cell>
          <table:table-cell office:value-type="float" office:value="738462000" calcext:value-type="float">
            <text:p>738462000</text:p>
          </table:table-cell>
          <table:table-cell office:value-type="float" office:value="738800000" calcext:value-type="float">
            <text:p>738800000</text:p>
          </table:table-cell>
          <table:table-cell office:value-type="float" office:value="739280000" calcext:value-type="float">
            <text:p>739280000</text:p>
          </table:table-cell>
          <table:table-cell office:value-type="float" office:value="739047000" calcext:value-type="float">
            <text:p>739047000</text:p>
          </table:table-cell>
          <table:table-cell office:value-type="float" office:value="737783000" calcext:value-type="float">
            <text:p>737783000</text:p>
          </table:table-cell>
          <table:table-cell office:value-type="float" office:value="738887000" calcext:value-type="float">
            <text:p>738887000</text:p>
          </table:table-cell>
          <table:table-cell table:number-columns-repeated="20" office:value-type="float" office:value="780767000" calcext:value-type="float">
            <text:p>780767000</text:p>
          </table:table-cell>
          <table:table-cell office:value-type="float" office:value="781245000" calcext:value-type="float">
            <text:p>781245000</text:p>
          </table:table-cell>
          <table:table-cell table:number-columns-repeated="3"/>
          <table:table-cell table:formula="of:=MAX([.A13:.CC13])" office:value-type="float" office:value="781245000" calcext:value-type="float">
            <text:p>781245000</text:p>
          </table:table-cell>
          <table:table-cell table:number-columns-repeated="3"/>
        </table:table-row>
        <table:table-row table:style-name="ro1" table:number-rows-repeated="1048562">
          <table:table-cell table:number-columns-repeated="88"/>
        </table:table-row>
        <table:table-row table:style-name="ro1">
          <table:table-cell table:number-columns-repeated="8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7T21:01:52.231513111</dc:date>
    <meta:editing-duration>PT5M22S</meta:editing-duration>
    <meta:editing-cycles>1</meta:editing-cycles>
    <meta:document-statistic meta:table-count="1" meta:cell-count="843" meta:object-count="0"/>
    <meta:generator>LibreOffice/5.1.6.2$Linux_X86_64 LibreOffice_project/10m0$Build-2</meta:generator>
  </office:meta>
</office:document-meta>
</file>